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3.986cm" fo:min-width="4.295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4.002cm" fo:min-width="4.27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101cm" svg:stroke-color="#000000" draw:marker-start="" draw:marker-start-width="0.3cm" draw:marker-start-center="false" draw:marker-end="" draw:marker-end-width="0.3cm" draw:marker-end-center="false" draw:stroke-linejoin="round" draw:fill="none" draw:fill-color="#ffffff" draw:textarea-horizontal-align="left" draw:textarea-vertical-align="middle" draw:auto-grow-height="false" fo:min-height="4.089cm" fo:min-width="3.76cm" fo:padding-top="0.168cm" fo:padding-bottom="0.168cm" fo:padding-left="0.288cm" fo:padding-right="0.288cm" fo:wrap-option="no-wrap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3.496cm" fo:min-width="3.124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3.496cm" fo:min-width="3.074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4.034cm" fo:min-width="3.746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3.999cm" fo:min-width="4.106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8.846cm" fo:min-width="9.371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10.245cm" fo:min-width="5.801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15cm" svg:stroke-color="#00cccc" draw:marker-start="" draw:marker-start-width="0.453cm" draw:marker-start-center="false" draw:marker-end="" draw:marker-end-width="0.453cm" draw:marker-end-center="false" draw:stroke-linejoin="round" draw:fill="none" draw:fill-color="#ffffff" draw:textarea-horizontal-align="left" draw:textarea-vertical-align="middle" draw:auto-grow-height="false" fo:min-height="8.846cm" fo:min-width="9.373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10.375cm" fo:min-width="6.053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15cm" svg:stroke-color="#00cccc" draw:marker-start="" draw:marker-start-width="0.526cm" draw:marker-start-center="false" draw:marker-end="" draw:marker-end-width="0.526cm" draw:marker-end-center="false" draw:stroke-linejoin="round" draw:fill="none" draw:fill-color="#ffffff" draw:textarea-horizontal-align="left" draw:textarea-vertical-align="middle" draw:auto-grow-height="false" fo:min-height="3.485cm" fo:min-width="10.585cm" fo:padding-top="0.192cm" fo:padding-bottom="0.192cm" fo:padding-left="0.312cm" fo:padding-right="0.312cm" fo:wrap-option="no-wrap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199cm" svg:stroke-color="#ff663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false" fo:max-height="0cm" fo:min-height="2.598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3cm" svg:stroke-color="#00cccc" draw:marker-start="" draw:marker-start-width="0.3cm" draw:marker-start-center="false" draw:marker-end="" draw:marker-end-width="0.7cm" draw:marker-end-center="false" draw:fill="none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.3cm" svg:stroke-color="#00cccc" draw:marker-start="" draw:marker-start-width="0.7cm" draw:marker-start-center="false" draw:marker-end="" draw:marker-end-width="0.3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.3cm" svg:stroke-color="#00cccc" draw:marker-start="" draw:marker-start-width="0.3cm" draw:marker-start-center="false" draw:marker-end="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18" style:family="graphic" style:parent-style-name="standard">
      <style:graphic-properties svg:stroke-width="0.3cm" svg:stroke-color="#00cccc" draw:textarea-horizontal-align="center" draw:textarea-vertical-align="middle" fo:padding-top="0.148cm" fo:padding-bottom="0.148cm" fo:padding-left="0.148cm" fo:padding-right="0.148cm"/>
    </style:style>
    <style:style style:name="gr19" style:family="graphic" style:parent-style-name="standard">
      <style:graphic-properties draw:stroke="solid" svg:stroke-width="0.3cm" svg:stroke-color="#00ccc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20" style:family="graphic" style:parent-style-name="standard">
      <style:graphic-properties svg:stroke-width="0.3cm" svg:stroke-color="#00cccc" draw:textarea-horizontal-align="center" draw:textarea-vertical-align="middle" fo:padding-top="0.275cm" fo:padding-bottom="0.275cm" fo:padding-left="0.4cm" fo:padding-right="0.4cm"/>
    </style:style>
    <style:style style:name="gr21" style:family="graphic" style:parent-style-name="standard">
      <style:graphic-properties svg:stroke-width="0.3cm" svg:stroke-color="#00cccc" draw:marker-start-width="0.2cm" draw:marker-end-width="0.2cm" draw:textarea-horizontal-align="center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svg:stroke-width="0.3cm" svg:stroke-color="#00cccc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23" style:family="graphic" style:parent-style-name="Standard_5f_1">
      <style:graphic-properties draw:stroke="solid" svg:stroke-width="0.3cm" svg:stroke-color="#00ccc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24" style:family="graphic" style:parent-style-name="Standard_5f_1">
      <style:graphic-properties draw:stroke="solid" svg:stroke-width="0.199cm" svg:stroke-color="#ff6633" draw:marker-start="" draw:marker-start-width="0.3cm" draw:marker-start-center="false" draw:marker-end="" draw:marker-end-width="0.3cm" draw:marker-end-center="false" draw:fill="solid" draw:fill-color="#7da647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/>
    </style:style>
    <style:style style:name="gr25" style:family="graphic" style:parent-style-name="Standard_5f_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false" fo:max-height="0cm" fo:min-height="2.598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_5f_1">
      <style:graphic-properties draw:stroke="solid" svg:stroke-width="0.199cm" svg:stroke-color="#ff663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/>
    </style:style>
    <style:style style:name="gr27" style:family="graphic" style:parent-style-name="Standard_5f_1">
      <style:graphic-properties draw:stroke="solid" svg:stroke-width="0.3cm" svg:stroke-color="#c0c0c0" draw:marker-start="" draw:marker-start-width="0.3cm" draw:marker-start-center="false" draw:marker-end="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28" style:family="graphic" style:parent-style-name="Standard_5f_1">
      <style:graphic-properties svg:stroke-width="0.3cm" svg:stroke-color="#c0c0c0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29" style:family="graphic" style:parent-style-name="Standard_5f_1">
      <style:graphic-properties svg:stroke-width="0.3cm" svg:stroke-color="#00cccc" draw:textarea-horizontal-align="center" draw:textarea-vertical-align="middle" fo:padding-top="0.275cm" fo:padding-bottom="0.275cm" fo:padding-left="0.4cm" fo:padding-right="0.4cm"/>
    </style:style>
    <style:style style:name="gr30" style:family="graphic" style:parent-style-name="Standard_5f_1">
      <style:graphic-properties draw:stroke="solid" svg:stroke-width="0.3cm" svg:stroke-color="#00cccc" draw:marker-start="" draw:marker-start-width="0.3cm" draw:marker-start-center="false" draw:marker-end="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31" style:family="graphic" style:parent-style-name="objectwithoutfill">
      <style:graphic-properties svg:stroke-width="0.2cm" svg:stroke-color="#00cccc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00cccc" draw:marker-start-width="0.5cm" draw:marker-end="" draw:marker-end-width="0.5cm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svg:stroke-width="0.2cm" svg:stroke-color="#00cccc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false" fo:max-height="0cm" fo:min-height="1.267cm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false" fo:max-height="0cm" fo:min-height="6.247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Andale Sans UI" style:font-size-asian="36pt" style:font-style-asian="normal" style:font-weight-asian="bold" style:font-name-complex="Tahoma" style:font-size-complex="36pt" style:font-style-complex="normal" style:font-weight-complex="bold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7da64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Andale Sans UI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Andale Sans UI" style:font-size-asian="36pt" style:font-style-asian="normal" style:font-weight-asian="bold" style:font-name-complex="Tahoma" style:font-size-complex="36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Andale Sans UI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71cm" svg:height="4.322cm" svg:x="12.656cm" svg:y="10.414cm">
          <text:p/>
          <draw:enhanced-geometry svg:viewBox="0 0 866 768" draw:type="non-primitive" draw:enhanced-path="M 181 0 L 680 0 866 445 417 768 0 454 181 0 Z N"/>
        </draw:custom-shape>
        <draw:custom-shape draw:style-name="gr2" draw:text-style-name="P1" draw:layer="layout" svg:width="4.846cm" svg:height="4.338cm" svg:x="12.656cm" svg:y="10.414cm">
          <text:p/>
          <draw:enhanced-geometry svg:viewBox="0 0 862 771" draw:type="non-primitive" draw:enhanced-path="M 181 0 L 680 0 862 453 408 771 0 453 181 0 Z N"/>
        </draw:custom-shape>
        <draw:custom-shape draw:style-name="gr3" draw:text-style-name="P1" draw:layer="layout" svg:width="4.336cm" svg:height="4.425cm" svg:x="16.477cm" svg:y="8.977cm">
          <text:p/>
          <draw:enhanced-geometry svg:viewBox="0 0 771 787" draw:type="non-primitive" draw:enhanced-path="M 0 256 L 149 0 771 256 386 787 182 709 N"/>
        </draw:custom-shape>
        <draw:custom-shape draw:style-name="gr4" draw:text-style-name="P1" draw:layer="layout" svg:width="3.7cm" svg:height="3.832cm" svg:x="14.898cm" svg:y="12.961cm">
          <text:p/>
          <draw:enhanced-geometry svg:viewBox="0 0 658 681" draw:type="non-primitive" draw:enhanced-path="M 463 0 L 658 69 644 681 0 544 9 318 N"/>
        </draw:custom-shape>
        <draw:custom-shape draw:style-name="gr5" draw:text-style-name="P1" draw:layer="layout" svg:width="3.65cm" svg:height="3.832cm" svg:x="11.3cm" svg:y="12.961cm">
          <text:p/>
          <draw:enhanced-geometry svg:viewBox="0 0 649 681" draw:type="non-primitive" draw:enhanced-path="M 649 318 L 649 544 59 681 0 87 241 0 N"/>
        </draw:custom-shape>
        <draw:custom-shape draw:style-name="gr6" draw:text-style-name="P1" draw:layer="layout" svg:width="4.322cm" svg:height="4.37cm" svg:x="9.339cm" svg:y="9.183cm">
          <text:p/>
          <draw:enhanced-geometry svg:viewBox="0 0 769 777" draw:type="non-primitive" draw:enhanced-path="M 590 672 L 340 777 0 219 596 0 769 219 N"/>
        </draw:custom-shape>
        <draw:custom-shape draw:style-name="gr7" draw:text-style-name="P1" draw:layer="layout" svg:width="4.682cm" svg:height="4.335cm" svg:x="12.686cm" svg:y="6.08cm">
          <text:p/>
          <draw:enhanced-geometry svg:viewBox="0 0 832 771" draw:type="non-primitive" draw:enhanced-path="M 175 771 L 0 534 402 0 832 525 674 771 N"/>
        </draw:custom-shape>
        <draw:custom-shape draw:style-name="gr8" draw:text-style-name="P1" draw:layer="layout" svg:width="9.947cm" svg:height="9.182cm" svg:x="14.95cm" svg:y="1.233cm">
          <text:p/>
          <draw:enhanced-geometry svg:viewBox="0 0 1769 1633" draw:type="non-primitive" draw:enhanced-path="M 0 0 L 0 862 408 1361 1043 1633 1769 1406 0 0 Z N"/>
        </draw:custom-shape>
        <draw:custom-shape draw:style-name="gr9" draw:text-style-name="P1" draw:layer="layout" svg:width="6.377cm" svg:height="10.581cm" svg:x="18.52cm" svg:y="9.141cm">
          <text:p/>
          <draw:enhanced-geometry svg:viewBox="0 0 1134 1882" draw:type="non-primitive" draw:enhanced-path="M 1134 0 L 408 227 0 771 0 1361 352 1882 1134 0 Z N"/>
        </draw:custom-shape>
        <draw:custom-shape draw:style-name="gr10" draw:text-style-name="P1" draw:layer="layout" svg:width="9.949cm" svg:height="9.182cm" svg:x="5.001cm" svg:y="1.233cm">
          <text:p/>
          <draw:enhanced-geometry svg:viewBox="0 0 1769 1633" draw:type="non-primitive" draw:enhanced-path="M 0 1406 L 771 1633 1361 1406 1769 862 1769 0 0 1406 Z N"/>
        </draw:custom-shape>
        <draw:custom-shape draw:style-name="gr11" draw:text-style-name="P1" draw:layer="layout" svg:width="6.629cm" svg:height="10.711cm" svg:x="5.003cm" svg:y="9.139cm">
          <text:p/>
          <draw:enhanced-geometry svg:viewBox="0 0 1179 1905" draw:type="non-primitive" draw:enhanced-path="M 0 0 L 771 227 1134 817 1179 1361 771 1905 0 0 Z N"/>
        </draw:custom-shape>
        <draw:custom-shape draw:style-name="gr12" draw:text-style-name="P1" draw:layer="layout" svg:width="11.161cm" svg:height="3.821cm" svg:x="9.339cm" svg:y="16.029cm">
          <text:p/>
          <draw:enhanced-geometry svg:viewBox="0 0 1985 680" draw:type="non-primitive" draw:enhanced-path="M 0 680 L 408 136 998 0 1633 136 1985 666 0 680 Z N"/>
        </draw:custom-shape>
      </draw:page>
      <draw:page draw:name="page2" draw:style-name="dp1" draw:master-page-name="Default">
        <draw:g>
          <draw:ellipse draw:style-name="gr13" draw:text-style-name="P2" draw:layer="layout" svg:width="2.539cm" svg:height="2.513cm" svg:x="24.543cm" svg:y="9.152cm">
            <text:p/>
          </draw:ellipse>
          <draw:frame draw:style-name="gr14" draw:text-style-name="P4" draw:layer="layout" svg:width="3.46cm" svg:height="2.848cm" svg:x="25.24cm" svg:y="9.471cm">
            <draw:text-box>
              <text:p text:style-name="P3"><text:span text:style-name="T1">3</text:span></text:p>
            </draw:text-box>
          </draw:frame>
          <draw:path draw:style-name="gr15" draw:text-style-name="P5" draw:layer="layout" svg:width="8.758cm" svg:height="6.256cm" draw:transform="skewX (-0.00628318530717945) rotate (-2.21028496472562) translate (8.62881165615081cm 9.01932638000197cm)" svg:viewBox="0 0 8759 6257" svg:d="M0 6257c6342-7 8745-6172 8745-6172l14-85">
            <text:p/>
          </draw:path>
          <draw:line draw:style-name="gr16" draw:text-style-name="P2" draw:layer="layout" svg:x1="6.341cm" svg:y1="4.824cm" svg:x2="16.22cm" svg:y2="4.824cm">
            <text:p/>
          </draw:line>
          <draw:line draw:style-name="gr17" draw:text-style-name="P2" draw:layer="layout" svg:x1="3.864cm" svg:y1="16.61cm" svg:x2="15.026cm" svg:y2="16.437cm">
            <text:p/>
          </draw:line>
          <draw:line draw:style-name="gr17" draw:text-style-name="P2" draw:layer="layout" svg:x1="5.392cm" svg:y1="15.786cm" svg:x2="15.249cm" svg:y2="5.741cm">
            <text:p/>
          </draw:line>
          <draw:line draw:style-name="gr17" draw:text-style-name="P2" draw:layer="layout" svg:x1="16.646cm" svg:y1="16.382cm" svg:x2="24.543cm" svg:y2="11.029cm">
            <text:p/>
          </draw:line>
          <draw:line draw:style-name="gr16" draw:text-style-name="P2" draw:layer="layout" svg:x1="17.565cm" svg:y1="5.369cm" svg:x2="24.779cm" svg:y2="9.378cm">
            <text:p/>
          </draw:line>
          <draw:line draw:style-name="gr17" draw:text-style-name="P2" draw:layer="layout" svg:x1="16.153cm" svg:y1="5.964cm" svg:x2="16.269cm" svg:y2="15.257cm">
            <text:p/>
          </draw:line>
          <draw:ellipse draw:style-name="gr13" draw:text-style-name="P2" draw:layer="layout" svg:width="2.539cm" svg:height="2.513cm" svg:x="3.584cm" svg:y="3.5cm">
            <text:p/>
          </draw:ellipse>
          <draw:frame draw:style-name="gr14" draw:text-style-name="P4" draw:layer="layout" svg:width="3.46cm" svg:height="2.848cm" svg:x="4.281cm" svg:y="3.82cm">
            <draw:text-box>
              <text:p text:style-name="P3"><text:span text:style-name="T1">1</text:span></text:p>
            </draw:text-box>
          </draw:frame>
          <draw:ellipse draw:style-name="gr13" draw:text-style-name="P2" draw:layer="layout" svg:width="2.539cm" svg:height="2.513cm" svg:x="15.027cm" svg:y="3.5cm">
            <text:p/>
          </draw:ellipse>
          <draw:frame draw:style-name="gr14" draw:text-style-name="P4" draw:layer="layout" svg:width="3.46cm" svg:height="2.848cm" svg:x="15.724cm" svg:y="3.82cm">
            <draw:text-box>
              <text:p text:style-name="P3"><text:span text:style-name="T1">2</text:span></text:p>
            </draw:text-box>
          </draw:frame>
          <draw:ellipse draw:style-name="gr13" draw:text-style-name="P2" draw:layer="layout" svg:width="2.539cm" svg:height="2.513cm" svg:x="15.027cm" svg:y="15.283cm">
            <text:p/>
          </draw:ellipse>
          <draw:frame draw:style-name="gr14" draw:text-style-name="P4" draw:layer="layout" svg:width="3.46cm" svg:height="2.848cm" svg:x="15.724cm" svg:y="15.602cm">
            <draw:text-box>
              <text:p text:style-name="P3"><text:span text:style-name="T1">4</text:span></text:p>
            </draw:text-box>
          </draw:frame>
          <draw:ellipse draw:style-name="gr13" draw:text-style-name="P2" draw:layer="layout" svg:width="2.539cm" svg:height="2.513cm" svg:x="3.584cm" svg:y="15.283cm">
            <text:p/>
          </draw:ellipse>
          <draw:frame draw:style-name="gr14" draw:text-style-name="P4" draw:layer="layout" svg:width="3.46cm" svg:height="2.848cm" svg:x="4.281cm" svg:y="15.602cm">
            <draw:text-box>
              <text:p text:style-name="P3"><text:span text:style-name="T1">5</text:span></text:p>
            </draw:text-box>
          </draw:frame>
        </draw:g>
      </draw:page>
      <draw:page draw:name="page3" draw:style-name="dp1" draw:master-page-name="Default">
        <draw:g>
          <draw:line draw:style-name="gr16" draw:text-style-name="P2" draw:layer="layout" svg:x1="5.917cm" svg:y1="3.817cm" svg:x2="14.837cm" svg:y2="3.757cm">
            <text:p/>
          </draw:line>
          <draw:line draw:style-name="gr17" draw:text-style-name="P2" draw:layer="layout" svg:x1="5.651cm" svg:y1="16.566cm" svg:x2="15.515cm" svg:y2="16.501cm">
            <text:p/>
          </draw:line>
          <draw:line draw:style-name="gr17" draw:text-style-name="P2" draw:layer="layout" svg:x1="16.998cm" svg:y1="15.979cm" svg:x2="23.803cm" svg:y2="10.426cm">
            <text:p/>
          </draw:line>
          <draw:line draw:style-name="gr16" draw:text-style-name="P2" draw:layer="layout" svg:x1="16.839cm" svg:y1="4.094cm" svg:x2="23.605cm" svg:y2="9.086cm">
            <text:p/>
          </draw:line>
          <draw:line draw:style-name="gr17" draw:text-style-name="P2" draw:layer="layout" svg:x1="16.144cm" svg:y1="4.478cm" svg:x2="16.178cm" svg:y2="15.665cm">
            <text:p/>
          </draw:line>
          <draw:path draw:style-name="gr15" draw:text-style-name="P5" draw:layer="layout" svg:width="9.038cm" svg:height="6.017cm" draw:transform="skewX (0.173136661797838) rotate (-2.1226694362755) translate (8.65724386332422cm 8.09647384871737cm)" svg:viewBox="0 0 9039 6018" svg:d="M0 6018c6545-5 9024-5936 9024-5936l15-82">
            <text:p/>
          </draw:path>
          <draw:path draw:style-name="gr15" draw:text-style-name="P5" draw:layer="layout" svg:width="8.887cm" svg:height="6.09cm" draw:transform="skewX (0.107337748997651) rotate (0.980525973770414) translate (1.01251901747812cm 11.7290433007134cm)" svg:viewBox="0 0 8888 6091" svg:d="M0 6091c6436 1 8874-6008 8874-6008l14-83">
            <text:p/>
          </draw:path>
          <draw:path draw:style-name="gr15" draw:text-style-name="P5" draw:layer="layout" svg:width="10.591cm" svg:height="8.181cm" draw:transform="skewX (-0.260577657322753) rotate (-2.29632969684894) translate (22.5421133525195cm 8.01688798634248cm)" svg:viewBox="0 0 10592 8182" svg:d="M0 8182c7670-7 10575-8071 10575-8071l17-111">
            <text:p/>
          </draw:path>
          <draw:ellipse draw:style-name="gr18" draw:text-style-name="P6" draw:layer="layout" svg:width="2.673cm" svg:height="2.62cm" draw:transform="rotate (-2.38516695577545) translate (27.942cm 9.652cm)" draw:kind="arc" draw:start-angle="1.84" draw:end-angle="287.6">
            <text:p/>
          </draw:ellipse>
          <draw:g>
            <draw:ellipse draw:style-name="gr13" draw:text-style-name="P2" draw:layer="layout" svg:width="2.539cm" svg:height="2.513cm" svg:x="3.638cm" svg:y="2.568cm">
              <text:p/>
            </draw:ellipse>
            <draw:frame draw:style-name="gr14" draw:text-style-name="P4" draw:layer="layout" svg:width="3.46cm" svg:height="2.848cm" svg:x="4.334cm" svg:y="2.887cm">
              <draw:text-box>
                <text:p text:style-name="P3"><text:span text:style-name="T1">1</text:span></text:p>
              </draw:text-box>
            </draw:frame>
          </draw:g>
          <draw:g>
            <draw:ellipse draw:style-name="gr13" draw:text-style-name="P2" draw:layer="layout" svg:width="2.539cm" svg:height="2.513cm" svg:x="14.817cm" svg:y="2.568cm">
              <text:p/>
            </draw:ellipse>
            <draw:frame draw:style-name="gr14" draw:text-style-name="P4" draw:layer="layout" svg:width="3.46cm" svg:height="2.848cm" svg:x="15.514cm" svg:y="2.887cm">
              <draw:text-box>
                <text:p text:style-name="P3"><text:span text:style-name="T1">2</text:span></text:p>
              </draw:text-box>
            </draw:frame>
          </draw:g>
          <draw:g>
            <draw:ellipse draw:style-name="gr13" draw:text-style-name="P2" draw:layer="layout" svg:width="2.539cm" svg:height="2.513cm" svg:x="22.908cm" svg:y="8.592cm">
              <text:p/>
            </draw:ellipse>
            <draw:frame draw:style-name="gr14" draw:text-style-name="P4" draw:layer="layout" svg:width="3.46cm" svg:height="2.848cm" svg:x="23.605cm" svg:y="8.911cm">
              <draw:text-box>
                <text:p text:style-name="P3"><text:span text:style-name="T1">3</text:span></text:p>
              </draw:text-box>
            </draw:frame>
          </draw:g>
          <draw:g>
            <draw:ellipse draw:style-name="gr13" draw:text-style-name="P2" draw:layer="layout" svg:width="2.539cm" svg:height="2.513cm" svg:x="3.638cm" svg:y="15.345cm">
              <text:p/>
            </draw:ellipse>
            <draw:frame draw:style-name="gr14" draw:text-style-name="P4" draw:layer="layout" svg:width="3.46cm" svg:height="2.848cm" svg:x="4.334cm" svg:y="15.665cm">
              <draw:text-box>
                <text:p text:style-name="P3"><text:span text:style-name="T1">5</text:span></text:p>
              </draw:text-box>
            </draw:frame>
          </draw:g>
          <draw:g>
            <draw:ellipse draw:style-name="gr13" draw:text-style-name="P2" draw:layer="layout" svg:width="2.539cm" svg:height="2.513cm" svg:x="14.817cm" svg:y="15.345cm">
              <text:p/>
            </draw:ellipse>
            <draw:frame draw:style-name="gr14" draw:text-style-name="P4" draw:layer="layout" svg:width="3.46cm" svg:height="2.848cm" svg:x="15.514cm" svg:y="15.665cm">
              <draw:text-box>
                <text:p text:style-name="P3"><text:span text:style-name="T1">4</text:span></text:p>
              </draw:text-box>
            </draw:frame>
          </draw:g>
        </draw:g>
      </draw:page>
      <draw:page draw:name="page4" draw:style-name="dp1" draw:master-page-name="Default">
        <draw:g>
          <draw:line draw:style-name="gr17" draw:text-style-name="P2" draw:layer="layout" svg:x1="9.908cm" svg:y1="18.5cm" svg:x2="22.713cm" svg:y2="10.5cm">
            <text:p/>
          </draw:line>
          <draw:path draw:style-name="gr15" draw:text-style-name="P5" draw:layer="layout" svg:width="6.957cm" svg:height="5.157cm" draw:transform="skewX (-0.284314135149876) rotate (0.779464043940668) translate (5.01499877700605cm 6.89104458515579cm)" svg:viewBox="0 0 6958 5158" svg:d="M0 5158c5039-1 6947-5088 6947-5088l11-70">
            <text:p/>
          </draw:path>
          <draw:path draw:style-name="gr15" draw:text-style-name="P5" draw:layer="layout" svg:width="6.957cm" svg:height="5.157cm" draw:transform="skewX (-0.284314135149876) rotate (0.779464043940668) translate (4.83899877700604cm 15.391044585156cm)" svg:viewBox="0 0 6958 5158" svg:d="M0 5158c5039-1 6947-5088 6947-5088l11-70">
            <text:p/>
          </draw:path>
          <draw:path draw:style-name="gr15" draw:text-style-name="P5" draw:layer="layout" svg:width="6.957cm" svg:height="5.157cm" draw:transform="skewX (-0.284314135149876) rotate (-2.28830118228977) translate (13.001590236908cm 4.2556770455941cm)" svg:viewBox="0 0 6958 5158" svg:d="M0 5158c5039-1 6947-5088 6947-5088l11-70">
            <text:p/>
          </draw:path>
          <draw:path draw:style-name="gr15" draw:text-style-name="P5" draw:layer="layout" svg:width="6.957cm" svg:height="5.157cm" draw:transform="skewX (-0.284314135149876) rotate (-2.28830118228977) translate (12.788590236908cm 12.7556770455942cm)" svg:viewBox="0 0 6958 5158" svg:d="M0 5158c5039-1 6947-5088 6947-5088l11-70">
            <text:p/>
          </draw:path>
          <draw:line draw:style-name="gr17" draw:text-style-name="P2" draw:layer="layout" svg:x1="9.713cm" svg:y1="10cm" svg:x2="23.213cm" svg:y2="10cm">
            <text:p/>
          </draw:line>
          <draw:line draw:style-name="gr17" draw:text-style-name="P2" draw:layer="layout" svg:x1="9.713cm" svg:y1="1.5cm" svg:x2="22.713cm" svg:y2="9.5cm">
            <text:p/>
          </draw:line>
          <draw:g>
            <draw:ellipse draw:style-name="gr13" draw:text-style-name="P2" draw:layer="layout" svg:width="2.539cm" svg:height="2.513cm" svg:x="7.713cm" svg:y="0.5cm">
              <text:p/>
            </draw:ellipse>
            <draw:frame draw:style-name="gr14" draw:text-style-name="P4" draw:layer="layout" svg:width="3.46cm" svg:height="2.848cm" svg:x="8.409cm" svg:y="0.819cm">
              <draw:text-box>
                <text:p text:style-name="P3"><text:span text:style-name="T1">1</text:span></text:p>
              </draw:text-box>
            </draw:frame>
          </draw:g>
          <draw:g>
            <draw:ellipse draw:style-name="gr13" draw:text-style-name="P2" draw:layer="layout" svg:width="2.539cm" svg:height="2.513cm" svg:x="7.713cm" svg:y="8.917cm">
              <text:p/>
            </draw:ellipse>
            <draw:frame draw:style-name="gr14" draw:text-style-name="P4" draw:layer="layout" svg:width="3.46cm" svg:height="2.848cm" svg:x="8.41cm" svg:y="9.236cm">
              <draw:text-box>
                <text:p text:style-name="P3"><text:span text:style-name="T1">2</text:span></text:p>
              </draw:text-box>
            </draw:frame>
          </draw:g>
          <draw:g>
            <draw:ellipse draw:style-name="gr13" draw:text-style-name="P2" draw:layer="layout" svg:width="2.539cm" svg:height="2.513cm" svg:x="22.056cm" svg:y="8.916cm">
              <text:p/>
            </draw:ellipse>
            <draw:frame draw:style-name="gr14" draw:text-style-name="P4" draw:layer="layout" svg:width="3.46cm" svg:height="2.848cm" svg:x="22.753cm" svg:y="9.236cm">
              <draw:text-box>
                <text:p text:style-name="P3"><text:span text:style-name="T1">4</text:span></text:p>
              </draw:text-box>
            </draw:frame>
          </draw:g>
          <draw:g>
            <draw:ellipse draw:style-name="gr13" draw:text-style-name="P2" draw:layer="layout" svg:width="2.539cm" svg:height="2.513cm" svg:x="7.713cm" svg:y="17cm">
              <text:p/>
            </draw:ellipse>
            <draw:frame draw:style-name="gr14" draw:text-style-name="P4" draw:layer="layout" svg:width="3.46cm" svg:height="2.848cm" svg:x="8.41cm" svg:y="17.319cm">
              <draw:text-box>
                <text:p text:style-name="P3"><text:span text:style-name="T1">3</text:span></text:p>
              </draw:text-box>
            </draw:frame>
          </draw:g>
        </draw:g>
      </draw:page>
      <draw:page draw:name="page5" draw:style-name="dp1" draw:master-page-name="Default">
        <draw:g>
          <draw:g>
            <draw:line draw:style-name="gr19" draw:text-style-name="P2" draw:layer="layout" svg:x1="4.981cm" svg:y1="7.839cm" svg:x2="13.568cm" svg:y2="2.134cm">
              <text:p/>
            </draw:line>
            <draw:line draw:style-name="gr19" draw:text-style-name="P2" draw:layer="layout" svg:x1="14.698cm" svg:y1="2.134cm" svg:x2="23.171cm" svg:y2="8.008cm">
              <text:p/>
            </draw:line>
            <draw:line draw:style-name="gr19" draw:text-style-name="P2" draw:layer="layout" svg:x1="13.851cm" svg:y1="7.273cm" svg:x2="11.309cm" svg:y2="14.278cm">
              <text:p/>
            </draw:line>
            <draw:line draw:style-name="gr19" draw:text-style-name="P2" draw:layer="layout" svg:x1="14.362cm" svg:y1="7.217cm" svg:x2="16.904cm" svg:y2="14.222cm">
              <text:p/>
            </draw:line>
            <draw:line draw:style-name="gr19" draw:text-style-name="P2" draw:layer="layout" svg:x1="10.011cm" svg:y1="9.645cm" svg:x2="17.92cm" svg:y2="9.645cm">
              <text:p/>
            </draw:line>
            <draw:line draw:style-name="gr19" draw:text-style-name="P2" draw:layer="layout" svg:x1="19.445cm" svg:y1="9.477cm" svg:x2="22.946cm" svg:y2="8.46cm">
              <text:p/>
            </draw:line>
            <draw:line draw:style-name="gr19" draw:text-style-name="P2" draw:layer="layout" svg:x1="23.567cm" svg:y1="8.968cm" svg:x2="20.122cm" svg:y2="17.894cm">
              <text:p/>
            </draw:line>
            <draw:line draw:style-name="gr19" draw:text-style-name="P2" draw:layer="layout" svg:x1="17.41cm" svg:y1="15.523cm" svg:x2="19.613cm" svg:y2="18.178cm">
              <text:p/>
            </draw:line>
            <draw:line draw:style-name="gr19" draw:text-style-name="P2" draw:layer="layout" svg:x1="9.842cm" svg:y1="10.098cm" svg:x2="16.395cm" svg:y2="14.448cm">
              <text:p/>
            </draw:line>
            <draw:line draw:style-name="gr19" draw:text-style-name="P2" draw:layer="layout" svg:x1="11.704cm" svg:y1="14.506cm" svg:x2="18.257cm" svg:y2="10.156cm">
              <text:p/>
            </draw:line>
            <draw:line draw:style-name="gr19" draw:text-style-name="P2" draw:layer="layout" svg:x1="4.586cm" svg:y1="9.081cm" svg:x2="7.806cm" svg:y2="17.838cm">
              <text:p/>
            </draw:line>
            <draw:line draw:style-name="gr19" draw:text-style-name="P2" draw:layer="layout" svg:x1="5.21cm" svg:y1="8.46cm" svg:x2="8.543cm" svg:y2="9.533cm">
              <text:p/>
            </draw:line>
            <draw:line draw:style-name="gr19" draw:text-style-name="P2" draw:layer="layout" svg:x1="10.632cm" svg:y1="15.577cm" svg:x2="8.655cm" svg:y2="18.063cm">
              <text:p/>
            </draw:line>
            <draw:line draw:style-name="gr19" draw:text-style-name="P2" draw:layer="layout" svg:x1="8.88cm" svg:y1="18.741cm" svg:x2="18.992cm" svg:y2="18.685cm">
              <text:p/>
            </draw:line>
            <draw:line draw:style-name="gr19" draw:text-style-name="P2" draw:layer="layout" svg:x1="14.134cm" svg:y1="2.473cm" svg:x2="14.078cm" svg:y2="5.693cm">
              <text:p/>
            </draw:line>
            <draw:g>
              <draw:ellipse draw:style-name="gr13" draw:text-style-name="P2" draw:layer="layout" svg:width="2.539cm" svg:height="2.513cm" svg:x="12.797cm" svg:y="0.475cm">
                <text:p/>
              </draw:ellipse>
              <draw:frame draw:style-name="gr14" draw:text-style-name="P4" draw:layer="layout" svg:width="3.46cm" svg:height="2.848cm" svg:x="13.493cm" svg:y="0.794cm">
                <draw:text-box>
                  <text:p text:style-name="P3"><text:span text:style-name="T1">1</text:span></text:p>
                </draw:text-box>
              </draw:frame>
            </draw:g>
            <draw:g>
              <draw:ellipse draw:style-name="gr13" draw:text-style-name="P2" draw:layer="layout" svg:width="2.539cm" svg:height="2.513cm" svg:x="22.597cm" svg:y="7.038cm">
                <text:p/>
              </draw:ellipse>
              <draw:frame draw:style-name="gr14" draw:text-style-name="P4" draw:layer="layout" svg:width="3.46cm" svg:height="2.848cm" svg:x="23.294cm" svg:y="7.358cm">
                <draw:text-box>
                  <text:p text:style-name="P3"><text:span text:style-name="T1">2</text:span></text:p>
                </draw:text-box>
              </draw:frame>
            </draw:g>
            <draw:g>
              <draw:ellipse draw:style-name="gr13" draw:text-style-name="P2" draw:layer="layout" svg:width="2.539cm" svg:height="2.513cm" svg:x="3.145cm" svg:y="7.075cm">
                <text:p/>
              </draw:ellipse>
              <draw:frame draw:style-name="gr14" draw:text-style-name="P4" draw:layer="layout" svg:width="3.46cm" svg:height="2.848cm" svg:x="3.841cm" svg:y="7.395cm">
                <draw:text-box>
                  <text:p text:style-name="P3"><text:span text:style-name="T1">5</text:span></text:p>
                </draw:text-box>
              </draw:frame>
            </draw:g>
            <draw:g>
              <draw:ellipse draw:style-name="gr13" draw:text-style-name="P2" draw:layer="layout" svg:width="2.539cm" svg:height="2.513cm" svg:x="12.747cm" svg:y="5.193cm">
                <text:p/>
              </draw:ellipse>
              <draw:frame draw:style-name="gr14" draw:text-style-name="P4" draw:layer="layout" svg:width="3.46cm" svg:height="2.848cm" svg:x="13.444cm" svg:y="5.513cm">
                <draw:text-box>
                  <text:p text:style-name="P3"><text:span text:style-name="T1">6</text:span></text:p>
                </draw:text-box>
              </draw:frame>
            </draw:g>
            <draw:g>
              <draw:ellipse draw:style-name="gr13" draw:text-style-name="P2" draw:layer="layout" svg:width="2.539cm" svg:height="2.513cm" svg:x="17.418cm" svg:y="8.46cm">
                <text:p/>
              </draw:ellipse>
              <draw:frame draw:style-name="gr14" draw:text-style-name="P4" draw:layer="layout" svg:width="3.46cm" svg:height="2.848cm" svg:x="18.115cm" svg:y="8.779cm">
                <draw:text-box>
                  <text:p text:style-name="P3"><text:span text:style-name="T1">7</text:span></text:p>
                </draw:text-box>
              </draw:frame>
            </draw:g>
            <draw:g>
              <draw:ellipse draw:style-name="gr13" draw:text-style-name="P2" draw:layer="layout" svg:width="2.539cm" svg:height="2.513cm" svg:x="15.704cm" svg:y="13.637cm">
                <text:p/>
              </draw:ellipse>
              <draw:frame draw:style-name="gr14" draw:text-style-name="P4" draw:layer="layout" svg:width="3.46cm" svg:height="2.848cm" svg:x="16.4cm" svg:y="13.956cm">
                <draw:text-box>
                  <text:p text:style-name="P3"><text:span text:style-name="T1">8</text:span></text:p>
                </draw:text-box>
              </draw:frame>
            </draw:g>
            <draw:g>
              <draw:ellipse draw:style-name="gr13" draw:text-style-name="P2" draw:layer="layout" svg:width="2.539cm" svg:height="2.513cm" svg:x="9.84cm" svg:y="13.625cm">
                <text:p/>
              </draw:ellipse>
              <draw:frame draw:style-name="gr14" draw:text-style-name="P4" draw:layer="layout" svg:width="3.46cm" svg:height="2.848cm" svg:x="10.537cm" svg:y="13.944cm">
                <draw:text-box>
                  <text:p text:style-name="P3"><text:span text:style-name="T1">9</text:span></text:p>
                </draw:text-box>
              </draw:frame>
            </draw:g>
            <draw:g>
              <draw:ellipse draw:style-name="gr13" draw:text-style-name="P2" draw:layer="layout" svg:width="2.539cm" svg:height="2.513cm" svg:x="8.022cm" svg:y="8.46cm">
                <text:p/>
              </draw:ellipse>
              <draw:frame draw:style-name="gr14" draw:text-style-name="P4" draw:layer="layout" svg:width="3.46cm" svg:height="2.848cm" svg:x="8.246cm" svg:y="8.779cm">
                <draw:text-box>
                  <text:p text:style-name="P3"><text:span text:style-name="T1">10</text:span></text:p>
                </draw:text-box>
              </draw:frame>
            </draw:g>
          </draw:g>
          <draw:g>
            <draw:ellipse draw:style-name="gr13" draw:text-style-name="P2" draw:layer="layout" svg:width="2.539cm" svg:height="2.513cm" svg:x="6.761cm" svg:y="17.426cm">
              <text:p/>
            </draw:ellipse>
            <draw:frame draw:style-name="gr14" draw:text-style-name="P4" draw:layer="layout" svg:width="3.46cm" svg:height="2.848cm" svg:x="7.457cm" svg:y="17.745cm">
              <draw:text-box>
                <text:p text:style-name="P3"><text:span text:style-name="T1">4</text:span></text:p>
              </draw:text-box>
            </draw:frame>
          </draw:g>
          <draw:g>
            <draw:ellipse draw:style-name="gr13" draw:text-style-name="P2" draw:layer="layout" svg:width="2.539cm" svg:height="2.513cm" svg:x="18.425cm" svg:y="17.438cm">
              <text:p/>
            </draw:ellipse>
            <draw:frame draw:style-name="gr14" draw:text-style-name="P4" draw:layer="layout" svg:width="3.46cm" svg:height="2.848cm" svg:x="19.122cm" svg:y="17.758cm">
              <draw:text-box>
                <text:p text:style-name="P3"><text:span text:style-name="T1">3</text:span></text:p>
              </draw:text-box>
            </draw:frame>
          </draw:g>
        </draw:g>
      </draw:page>
      <draw:page draw:name="page6" draw:style-name="dp1" draw:master-page-name="Default">
        <draw:g>
          <draw:line draw:style-name="gr20" draw:text-style-name="P7" draw:layer="layout" svg:x1="14.5cm" svg:y1="2.5cm" svg:x2="22cm" svg:y2="8cm">
            <text:p/>
          </draw:line>
          <draw:line draw:style-name="gr20" draw:text-style-name="P7" draw:layer="layout" svg:x1="14.5cm" svg:y1="3cm" svg:x2="19cm" svg:y2="17cm">
            <text:p/>
          </draw:line>
          <draw:line draw:style-name="gr20" draw:text-style-name="P7" draw:layer="layout" svg:x1="14cm" svg:y1="3cm" svg:x2="9.5cm" svg:y2="17.5cm">
            <text:p/>
          </draw:line>
          <draw:line draw:style-name="gr21" draw:text-style-name="P7" draw:layer="layout" svg:x1="6.5cm" svg:y1="8cm" svg:x2="13.5cm" svg:y2="2.5cm">
            <text:p/>
          </draw:line>
          <draw:line draw:style-name="gr20" draw:text-style-name="P7" draw:layer="layout" svg:x1="22cm" svg:y1="9cm" svg:x2="19.5cm" svg:y2="17.5cm">
            <text:p/>
          </draw:line>
          <draw:line draw:style-name="gr20" draw:text-style-name="P7" draw:layer="layout" svg:x1="21.5cm" svg:y1="9cm" svg:x2="10cm" svg:y2="17.5cm">
            <text:p/>
          </draw:line>
          <draw:line draw:style-name="gr20" draw:text-style-name="P7" draw:layer="layout" svg:x1="21.5cm" svg:y1="8.5cm" svg:x2="6.5cm" svg:y2="8.5cm">
            <text:p/>
          </draw:line>
          <draw:line draw:style-name="gr20" draw:text-style-name="P7" draw:layer="layout" svg:x1="18.5cm" svg:y1="18cm" svg:x2="9.5cm" svg:y2="18cm">
            <text:p/>
          </draw:line>
          <draw:line draw:style-name="gr20" draw:text-style-name="P7" draw:layer="layout" svg:x1="19cm" svg:y1="18cm" svg:x2="6.5cm" svg:y2="8.5cm">
            <text:p/>
          </draw:line>
          <draw:line draw:style-name="gr20" draw:text-style-name="P7" draw:layer="layout" svg:x1="9.5cm" svg:y1="18cm" svg:x2="6.5cm" svg:y2="8cm">
            <text:p/>
          </draw:line>
          <draw:g>
            <draw:ellipse draw:style-name="gr13" draw:text-style-name="P2" draw:layer="layout" svg:width="2.539cm" svg:height="2.513cm" svg:x="12.844cm" svg:y="1cm">
              <text:p/>
            </draw:ellipse>
            <draw:frame draw:style-name="gr14" draw:text-style-name="P4" draw:layer="layout" svg:width="3.46cm" svg:height="2.848cm" svg:x="13.54cm" svg:y="1.319cm">
              <draw:text-box>
                <text:p text:style-name="P3"><text:span text:style-name="T1">1</text:span></text:p>
              </draw:text-box>
            </draw:frame>
          </draw:g>
          <draw:g>
            <draw:ellipse draw:style-name="gr13" draw:text-style-name="P2" draw:layer="layout" svg:width="2.539cm" svg:height="2.513cm" svg:x="21cm" svg:y="7.167cm">
              <text:p/>
            </draw:ellipse>
            <draw:frame draw:style-name="gr14" draw:text-style-name="P4" draw:layer="layout" svg:width="3.46cm" svg:height="2.848cm" svg:x="21.696cm" svg:y="7.486cm">
              <draw:text-box>
                <text:p text:style-name="P3"><text:span text:style-name="T1">2</text:span></text:p>
              </draw:text-box>
            </draw:frame>
          </draw:g>
          <draw:g>
            <draw:ellipse draw:style-name="gr13" draw:text-style-name="P2" draw:layer="layout" svg:width="2.539cm" svg:height="2.513cm" svg:x="17.844cm" svg:y="16.747cm">
              <text:p/>
            </draw:ellipse>
            <draw:frame draw:style-name="gr14" draw:text-style-name="P4" draw:layer="layout" svg:width="3.46cm" svg:height="2.848cm" svg:x="18.54cm" svg:y="17.066cm">
              <draw:text-box>
                <text:p text:style-name="P3"><text:span text:style-name="T1">3</text:span></text:p>
              </draw:text-box>
            </draw:frame>
          </draw:g>
          <draw:g>
            <draw:ellipse draw:style-name="gr13" draw:text-style-name="P2" draw:layer="layout" svg:width="2.539cm" svg:height="2.513cm" svg:x="8cm" svg:y="16.747cm">
              <text:p/>
            </draw:ellipse>
            <draw:frame draw:style-name="gr14" draw:text-style-name="P4" draw:layer="layout" svg:width="3.46cm" svg:height="2.848cm" svg:x="8.696cm" svg:y="17.066cm">
              <draw:text-box>
                <text:p text:style-name="P3"><text:span text:style-name="T1">4</text:span></text:p>
              </draw:text-box>
            </draw:frame>
          </draw:g>
          <draw:g>
            <draw:ellipse draw:style-name="gr13" draw:text-style-name="P2" draw:layer="layout" svg:width="2.539cm" svg:height="2.513cm" svg:x="4.844cm" svg:y="7.167cm">
              <text:p/>
            </draw:ellipse>
            <draw:frame draw:style-name="gr14" draw:text-style-name="P4" draw:layer="layout" svg:width="3.46cm" svg:height="2.848cm" svg:x="5.54cm" svg:y="7.486cm">
              <draw:text-box>
                <text:p text:style-name="P3"><text:span text:style-name="T1">5</text:span></text:p>
              </draw:text-box>
            </draw:frame>
          </draw:g>
        </draw:g>
      </draw:page>
      <draw:page draw:name="page7" draw:style-name="dp1" draw:master-page-name="Default">
        <draw:line draw:style-name="gr20" draw:text-style-name="P7" draw:layer="layout" svg:x1="13.8cm" svg:y1="11.5cm" svg:x2="13.8cm" svg:y2="2.5cm">
          <text:p/>
        </draw:line>
        <draw:line draw:style-name="gr20" draw:text-style-name="P7" draw:layer="layout" svg:x1="14.5cm" svg:y1="2.5cm" svg:x2="22cm" svg:y2="18cm">
          <text:p/>
        </draw:line>
        <draw:line draw:style-name="gr20" draw:text-style-name="P7" draw:layer="layout" svg:x1="21cm" svg:y1="19cm" svg:x2="6.5cm" svg:y2="19cm">
          <text:p/>
        </draw:line>
        <draw:line draw:style-name="gr20" draw:text-style-name="P7" draw:layer="layout" svg:x1="5.5cm" svg:y1="18cm" svg:x2="13cm" svg:y2="2.5cm">
          <text:p/>
        </draw:line>
        <draw:line draw:style-name="gr20" draw:text-style-name="P7" draw:layer="layout" svg:x1="14cm" svg:y1="12.5cm" svg:x2="21.5cm" svg:y2="18.5cm">
          <text:p/>
        </draw:line>
        <draw:line draw:style-name="gr20" draw:text-style-name="P7" draw:layer="layout" svg:x1="13.5cm" svg:y1="12.5cm" svg:x2="6cm" svg:y2="19cm">
          <text:p/>
        </draw:line>
        <draw:g>
          <draw:ellipse draw:style-name="gr13" draw:text-style-name="P2" draw:layer="layout" svg:width="2.539cm" svg:height="2.513cm" svg:x="12.5cm" svg:y="0.833cm">
            <text:p/>
          </draw:ellipse>
          <draw:frame draw:style-name="gr14" draw:text-style-name="P4" draw:layer="layout" svg:width="3.46cm" svg:height="2.848cm" svg:x="13.196cm" svg:y="1.152cm">
            <draw:text-box>
              <text:p text:style-name="P3"><text:span text:style-name="T1">1</text:span></text:p>
            </draw:text-box>
          </draw:frame>
        </draw:g>
        <draw:g>
          <draw:ellipse draw:style-name="gr13" draw:text-style-name="P2" draw:layer="layout" svg:width="2.539cm" svg:height="2.513cm" svg:x="12.5cm" svg:y="11cm">
            <text:p/>
          </draw:ellipse>
          <draw:frame draw:style-name="gr14" draw:text-style-name="P4" draw:layer="layout" svg:width="3.46cm" svg:height="2.848cm" svg:x="13.196cm" svg:y="11.319cm">
            <draw:text-box>
              <text:p text:style-name="P3"><text:span text:style-name="T1">2</text:span></text:p>
            </draw:text-box>
          </draw:frame>
        </draw:g>
        <draw:g>
          <draw:ellipse draw:style-name="gr13" draw:text-style-name="P2" draw:layer="layout" svg:width="2.539cm" svg:height="2.513cm" svg:x="21cm" svg:y="17.333cm">
            <text:p/>
          </draw:ellipse>
          <draw:frame draw:style-name="gr14" draw:text-style-name="P4" draw:layer="layout" svg:width="3.46cm" svg:height="2.848cm" svg:x="21.696cm" svg:y="17.652cm">
            <draw:text-box>
              <text:p text:style-name="P3"><text:span text:style-name="T1">3</text:span></text:p>
            </draw:text-box>
          </draw:frame>
        </draw:g>
        <draw:g>
          <draw:ellipse draw:style-name="gr13" draw:text-style-name="P2" draw:layer="layout" svg:width="2.539cm" svg:height="2.513cm" svg:x="4.344cm" svg:y="17.5cm">
            <text:p/>
          </draw:ellipse>
          <draw:frame draw:style-name="gr14" draw:text-style-name="P4" draw:layer="layout" svg:width="3.46cm" svg:height="2.848cm" svg:x="5.04cm" svg:y="17.819cm">
            <draw:text-box>
              <text:p text:style-name="P3"><text:span text:style-name="T1">4</text:span></text:p>
            </draw:text-box>
          </draw:frame>
        </draw:g>
      </draw:page>
      <draw:page draw:name="page8" draw:style-name="dp1" draw:master-page-name="Default">
        <draw:g>
          <draw:line draw:style-name="gr20" draw:text-style-name="P7" draw:layer="layout" svg:x1="20.5cm" svg:y1="6cm" svg:x2="10cm" svg:y2="4cm">
            <text:p/>
          </draw:line>
          <draw:line draw:style-name="gr20" draw:text-style-name="P7" draw:layer="layout" svg:x1="20.5cm" svg:y1="13.5cm" svg:x2="10cm" svg:y2="9.5cm">
            <text:p/>
          </draw:line>
          <draw:line draw:style-name="gr20" draw:text-style-name="P7" draw:layer="layout" svg:x1="20.5cm" svg:y1="13.5cm" svg:x2="10cm" svg:y2="4cm">
            <text:p/>
          </draw:line>
          <draw:line draw:style-name="gr20" draw:text-style-name="P7" draw:layer="layout" svg:x1="20.5cm" svg:y1="6.5cm" svg:x2="10cm" svg:y2="15.5cm">
            <text:p/>
          </draw:line>
          <draw:g>
            <draw:ellipse draw:style-name="gr13" draw:text-style-name="P2" draw:layer="layout" svg:width="2.539cm" svg:height="2.513cm" svg:x="8.344cm" svg:y="2.833cm">
              <text:p/>
            </draw:ellipse>
            <draw:frame draw:style-name="gr14" draw:text-style-name="P4" draw:layer="layout" svg:width="3.46cm" svg:height="2.848cm" svg:x="9.04cm" svg:y="3.152cm">
              <draw:text-box>
                <text:p text:style-name="P3"><text:span text:style-name="T1">1</text:span></text:p>
              </draw:text-box>
            </draw:frame>
          </draw:g>
          <draw:line draw:style-name="gr20" draw:text-style-name="P7" draw:layer="layout" svg:x1="20cm" svg:y1="13.5cm" svg:x2="10cm" svg:y2="15.5cm">
            <text:p/>
          </draw:line>
          <draw:line draw:style-name="gr20" draw:text-style-name="P7" draw:layer="layout" svg:x1="20.5cm" svg:y1="6.5cm" svg:x2="10.5cm" svg:y2="9cm">
            <text:p/>
          </draw:line>
          <draw:g>
            <draw:ellipse draw:style-name="gr13" draw:text-style-name="P2" draw:layer="layout" svg:width="2.539cm" svg:height="2.513cm" svg:x="8.344cm" svg:y="8cm">
              <text:p/>
            </draw:ellipse>
            <draw:frame draw:style-name="gr14" draw:text-style-name="P4" draw:layer="layout" svg:width="3.46cm" svg:height="2.848cm" svg:x="9.04cm" svg:y="8.319cm">
              <draw:text-box>
                <text:p text:style-name="P3"><text:span text:style-name="T1">5</text:span></text:p>
              </draw:text-box>
            </draw:frame>
          </draw:g>
          <draw:g>
            <draw:ellipse draw:style-name="gr13" draw:text-style-name="P2" draw:layer="layout" svg:width="2.539cm" svg:height="2.513cm" svg:x="7.844cm" svg:y="14.333cm">
              <text:p/>
            </draw:ellipse>
            <draw:frame draw:style-name="gr14" draw:text-style-name="P4" draw:layer="layout" svg:width="3.46cm" svg:height="2.848cm" svg:x="8.54cm" svg:y="14.652cm">
              <draw:text-box>
                <text:p text:style-name="P3"><text:span text:style-name="T1">4</text:span></text:p>
              </draw:text-box>
            </draw:frame>
          </draw:g>
          <draw:g>
            <draw:ellipse draw:style-name="gr13" draw:text-style-name="P2" draw:layer="layout" svg:width="2.539cm" svg:height="2.513cm" svg:x="19.5cm" svg:y="5cm">
              <text:p/>
            </draw:ellipse>
            <draw:frame draw:style-name="gr14" draw:text-style-name="P4" draw:layer="layout" svg:width="3.46cm" svg:height="2.848cm" svg:x="20.196cm" svg:y="5.319cm">
              <draw:text-box>
                <text:p text:style-name="P3"><text:span text:style-name="T1">2</text:span></text:p>
              </draw:text-box>
            </draw:frame>
          </draw:g>
          <draw:g>
            <draw:ellipse draw:style-name="gr13" draw:text-style-name="P2" draw:layer="layout" svg:width="2.539cm" svg:height="2.513cm" svg:x="19.344cm" svg:y="12.5cm">
              <text:p/>
            </draw:ellipse>
            <draw:frame draw:style-name="gr14" draw:text-style-name="P4" draw:layer="layout" svg:width="3.46cm" svg:height="2.848cm" svg:x="20.04cm" svg:y="12.819cm">
              <draw:text-box>
                <text:p text:style-name="P3"><text:span text:style-name="T1">3</text:span></text:p>
              </draw:text-box>
            </draw:frame>
          </draw:g>
        </draw:g>
      </draw:page>
      <draw:page draw:name="page9" draw:style-name="dp1" draw:master-page-name="Default">
        <draw:line draw:style-name="gr20" draw:text-style-name="P7" draw:layer="layout" svg:x1="14.5cm" svg:y1="2.5cm" svg:x2="22cm" svg:y2="8cm">
          <text:p/>
        </draw:line>
        <draw:line draw:style-name="gr21" draw:text-style-name="P7" draw:layer="layout" svg:x1="6.5cm" svg:y1="8cm" svg:x2="13.5cm" svg:y2="2.5cm">
          <text:p/>
        </draw:line>
        <draw:line draw:style-name="gr20" draw:text-style-name="P7" draw:layer="layout" svg:x1="22cm" svg:y1="9cm" svg:x2="19.5cm" svg:y2="17.5cm">
          <text:p/>
        </draw:line>
        <draw:line draw:style-name="gr20" draw:text-style-name="P7" draw:layer="layout" svg:x1="21.5cm" svg:y1="9cm" svg:x2="10cm" svg:y2="17.5cm">
          <text:p/>
        </draw:line>
        <draw:line draw:style-name="gr20" draw:text-style-name="P7" draw:layer="layout" svg:x1="21.5cm" svg:y1="8.5cm" svg:x2="6.5cm" svg:y2="8.5cm">
          <text:p/>
        </draw:line>
        <draw:line draw:style-name="gr20" draw:text-style-name="P7" draw:layer="layout" svg:x1="19cm" svg:y1="18cm" svg:x2="6.5cm" svg:y2="8.5cm">
          <text:p/>
        </draw:line>
        <draw:line draw:style-name="gr20" draw:text-style-name="P7" draw:layer="layout" svg:x1="9.5cm" svg:y1="18cm" svg:x2="6.5cm" svg:y2="8cm">
          <text:p/>
        </draw:line>
        <draw:g>
          <draw:ellipse draw:style-name="gr13" draw:text-style-name="P2" draw:layer="layout" svg:width="2.539cm" svg:height="2.513cm" svg:x="12.844cm" svg:y="1cm">
            <text:p/>
          </draw:ellipse>
          <draw:frame draw:style-name="gr14" draw:text-style-name="P4" draw:layer="layout" svg:width="3.46cm" svg:height="2.848cm" svg:x="13.54cm" svg:y="1.319cm">
            <draw:text-box>
              <text:p text:style-name="P3"><text:span text:style-name="T1">1</text:span></text:p>
            </draw:text-box>
          </draw:frame>
        </draw:g>
        <draw:g>
          <draw:ellipse draw:style-name="gr13" draw:text-style-name="P2" draw:layer="layout" svg:width="2.539cm" svg:height="2.513cm" svg:x="21cm" svg:y="7.167cm">
            <text:p/>
          </draw:ellipse>
          <draw:frame draw:style-name="gr14" draw:text-style-name="P4" draw:layer="layout" svg:width="3.46cm" svg:height="2.848cm" svg:x="21.696cm" svg:y="7.486cm">
            <draw:text-box>
              <text:p text:style-name="P3"><text:span text:style-name="T1">2</text:span></text:p>
            </draw:text-box>
          </draw:frame>
        </draw:g>
        <draw:g>
          <draw:ellipse draw:style-name="gr13" draw:text-style-name="P2" draw:layer="layout" svg:width="2.539cm" svg:height="2.513cm" svg:x="17.844cm" svg:y="16.747cm">
            <text:p/>
          </draw:ellipse>
          <draw:frame draw:style-name="gr14" draw:text-style-name="P4" draw:layer="layout" svg:width="3.46cm" svg:height="2.848cm" svg:x="18.54cm" svg:y="17.066cm">
            <draw:text-box>
              <text:p text:style-name="P3"><text:span text:style-name="T1">3</text:span></text:p>
            </draw:text-box>
          </draw:frame>
        </draw:g>
        <draw:g>
          <draw:ellipse draw:style-name="gr13" draw:text-style-name="P2" draw:layer="layout" svg:width="2.539cm" svg:height="2.513cm" svg:x="8cm" svg:y="16.747cm">
            <text:p/>
          </draw:ellipse>
          <draw:frame draw:style-name="gr14" draw:text-style-name="P4" draw:layer="layout" svg:width="3.46cm" svg:height="2.848cm" svg:x="8.696cm" svg:y="17.066cm">
            <draw:text-box>
              <text:p text:style-name="P3"><text:span text:style-name="T1">4</text:span></text:p>
            </draw:text-box>
          </draw:frame>
        </draw:g>
        <draw:g>
          <draw:ellipse draw:style-name="gr13" draw:text-style-name="P2" draw:layer="layout" svg:width="2.539cm" svg:height="2.513cm" svg:x="4.844cm" svg:y="7.167cm">
            <text:p/>
          </draw:ellipse>
          <draw:frame draw:style-name="gr14" draw:text-style-name="P4" draw:layer="layout" svg:width="3.46cm" svg:height="2.848cm" svg:x="5.54cm" svg:y="7.486cm">
            <draw:text-box>
              <text:p text:style-name="P3"><text:span text:style-name="T1">5</text:span></text:p>
            </draw:text-box>
          </draw:frame>
        </draw:g>
      </draw:page>
      <draw:page draw:name="page10" draw:style-name="dp1" draw:master-page-name="Default">
        <draw:g>
          <draw:g>
            <draw:line draw:style-name="gr20" draw:text-style-name="P7" draw:layer="layout" svg:x1="17.844cm" svg:y1="9.833cm" svg:x2="10.344cm" svg:y2="9.833cm">
              <text:p/>
            </draw:line>
            <draw:line draw:style-name="gr22" draw:text-style-name="P7" draw:layer="layout" svg:x1="3.344cm" svg:y1="6.333cm" svg:x2="8.844cm" svg:y2="9.833cm">
              <text:p/>
            </draw:line>
            <draw:line draw:style-name="gr22" draw:text-style-name="P7" draw:layer="layout" svg:x1="3.844cm" svg:y1="13.833cm" svg:x2="8.844cm" svg:y2="10.333cm">
              <text:p/>
            </draw:line>
            <draw:line draw:style-name="gr20" draw:text-style-name="P7" draw:layer="layout" svg:x1="18.344cm" svg:y1="17.333cm" svg:x2="18.344cm" svg:y2="10.833cm">
              <text:p/>
            </draw:line>
            <draw:line draw:style-name="gr20" draw:text-style-name="P7" draw:layer="layout" svg:x1="18.344cm" svg:y1="9.833cm" svg:x2="18.344cm" svg:y2="4.333cm">
              <text:p/>
            </draw:line>
            <draw:line draw:style-name="gr20" draw:text-style-name="P7" draw:layer="layout" svg:x1="26.844cm" svg:y1="9.833cm" svg:x2="19.344cm" svg:y2="9.833cm">
              <text:p/>
            </draw:line>
            <draw:g>
              <draw:ellipse draw:style-name="gr13" draw:text-style-name="P2" draw:layer="layout" svg:width="2.539cm" svg:height="2.513cm" svg:x="1.766cm" svg:y="4.666cm">
                <text:p/>
              </draw:ellipse>
              <draw:frame draw:style-name="gr14" draw:text-style-name="P4" draw:layer="layout" svg:width="3.46cm" svg:height="2.848cm" svg:x="2.462cm" svg:y="4.985cm">
                <draw:text-box>
                  <text:p text:style-name="P3"><text:span text:style-name="T1">1</text:span></text:p>
                </draw:text-box>
              </draw:frame>
            </draw:g>
            <draw:g>
              <draw:ellipse draw:style-name="gr13" draw:text-style-name="P2" draw:layer="layout" svg:width="2.539cm" svg:height="2.513cm" svg:x="1.766cm" svg:y="12.666cm">
                <text:p/>
              </draw:ellipse>
              <draw:frame draw:style-name="gr14" draw:text-style-name="P4" draw:layer="layout" svg:width="3.46cm" svg:height="2.848cm" svg:x="2.462cm" svg:y="12.985cm">
                <draw:text-box>
                  <text:p text:style-name="P3"><text:span text:style-name="T1">3</text:span></text:p>
                </draw:text-box>
              </draw:frame>
            </draw:g>
            <draw:g>
              <draw:ellipse draw:style-name="gr13" draw:text-style-name="P2" draw:layer="layout" svg:width="2.539cm" svg:height="2.513cm" svg:x="8.344cm" svg:y="8.75cm">
                <text:p/>
              </draw:ellipse>
              <draw:frame draw:style-name="gr14" draw:text-style-name="P4" draw:layer="layout" svg:width="3.46cm" svg:height="2.848cm" svg:x="9.04cm" svg:y="9.069cm">
                <draw:text-box>
                  <text:p text:style-name="P3"><text:span text:style-name="T1">2</text:span></text:p>
                </draw:text-box>
              </draw:frame>
            </draw:g>
            <draw:g>
              <draw:ellipse draw:style-name="gr13" draw:text-style-name="P2" draw:layer="layout" svg:width="2.539cm" svg:height="2.513cm" svg:x="17.188cm" svg:y="15.833cm">
                <text:p/>
              </draw:ellipse>
              <draw:frame draw:style-name="gr14" draw:text-style-name="P4" draw:layer="layout" svg:width="3.46cm" svg:height="2.848cm" svg:x="17.884cm" svg:y="16.152cm">
                <draw:text-box>
                  <text:p text:style-name="P3"><text:span text:style-name="T1">6</text:span></text:p>
                </draw:text-box>
              </draw:frame>
            </draw:g>
            <draw:g>
              <draw:ellipse draw:style-name="gr13" draw:text-style-name="P2" draw:layer="layout" svg:width="2.539cm" svg:height="2.513cm" svg:x="17.188cm" svg:y="8.75cm">
                <text:p/>
              </draw:ellipse>
              <draw:frame draw:style-name="gr14" draw:text-style-name="P4" draw:layer="layout" svg:width="3.46cm" svg:height="2.848cm" svg:x="17.884cm" svg:y="9.069cm">
                <draw:text-box>
                  <text:p text:style-name="P3"><text:span text:style-name="T1">7</text:span></text:p>
                </draw:text-box>
              </draw:frame>
            </draw:g>
            <draw:g>
              <draw:ellipse draw:style-name="gr13" draw:text-style-name="P2" draw:layer="layout" svg:width="2.539cm" svg:height="2.513cm" svg:x="17.188cm" svg:y="2.166cm">
                <text:p/>
              </draw:ellipse>
              <draw:frame draw:style-name="gr14" draw:text-style-name="P4" draw:layer="layout" svg:width="3.46cm" svg:height="2.848cm" svg:x="17.884cm" svg:y="2.485cm">
                <draw:text-box>
                  <text:p text:style-name="P3"><text:span text:style-name="T1">4</text:span></text:p>
                </draw:text-box>
              </draw:frame>
            </draw:g>
          </draw:g>
          <draw:g>
            <draw:ellipse draw:style-name="gr13" draw:text-style-name="P2" draw:layer="layout" svg:width="2.539cm" svg:height="2.513cm" svg:x="25.844cm" svg:y="8.666cm">
              <text:p/>
            </draw:ellipse>
            <draw:frame draw:style-name="gr14" draw:text-style-name="P4" draw:layer="layout" svg:width="3.46cm" svg:height="2.848cm" svg:x="26.54cm" svg:y="8.985cm">
              <draw:text-box>
                <text:p text:style-name="P3"><text:span text:style-name="T1">5</text:span></text:p>
              </draw:text-box>
            </draw:frame>
          </draw:g>
        </draw:g>
      </draw:page>
      <draw:page draw:name="page11" draw:style-name="dp1" draw:master-page-name="Default">
        <draw:g>
          <draw:line draw:style-name="gr20" draw:text-style-name="P7" draw:layer="layout" svg:x1="17.078cm" svg:y1="3.333cm" svg:x2="9.578cm" svg:y2="9.833cm">
            <text:p/>
          </draw:line>
          <draw:line draw:style-name="gr22" draw:text-style-name="P7" draw:layer="layout" svg:x1="2.578cm" svg:y1="6.333cm" svg:x2="8.078cm" svg:y2="9.833cm">
            <text:p/>
          </draw:line>
          <draw:line draw:style-name="gr22" draw:text-style-name="P7" draw:layer="layout" svg:x1="3.078cm" svg:y1="13.833cm" svg:x2="8.078cm" svg:y2="10.333cm">
            <text:p/>
          </draw:line>
          <draw:line draw:style-name="gr20" draw:text-style-name="P7" draw:layer="layout" svg:x1="17.578cm" svg:y1="17.333cm" svg:x2="17.578cm" svg:y2="10.833cm">
            <text:p/>
          </draw:line>
          <draw:line draw:style-name="gr20" draw:text-style-name="P7" draw:layer="layout" svg:x1="17.578cm" svg:y1="9.833cm" svg:x2="17.578cm" svg:y2="4.333cm">
            <text:p/>
          </draw:line>
          <draw:line draw:style-name="gr20" draw:text-style-name="P7" draw:layer="layout" svg:x1="26.078cm" svg:y1="9.833cm" svg:x2="18.578cm" svg:y2="9.833cm">
            <text:p/>
          </draw:line>
          <draw:g>
            <draw:ellipse draw:style-name="gr13" draw:text-style-name="P2" draw:layer="layout" svg:width="2.539cm" svg:height="2.513cm" svg:x="1cm" svg:y="4.666cm">
              <text:p/>
            </draw:ellipse>
            <draw:frame draw:style-name="gr14" draw:text-style-name="P4" draw:layer="layout" svg:width="3.46cm" svg:height="2.848cm" svg:x="1.696cm" svg:y="4.985cm">
              <draw:text-box>
                <text:p text:style-name="P3"><text:span text:style-name="T1">1</text:span></text:p>
              </draw:text-box>
            </draw:frame>
          </draw:g>
          <draw:g>
            <draw:ellipse draw:style-name="gr13" draw:text-style-name="P2" draw:layer="layout" svg:width="2.539cm" svg:height="2.513cm" svg:x="1cm" svg:y="12.666cm">
              <text:p/>
            </draw:ellipse>
            <draw:frame draw:style-name="gr14" draw:text-style-name="P4" draw:layer="layout" svg:width="3.46cm" svg:height="2.848cm" svg:x="1.696cm" svg:y="12.985cm">
              <draw:text-box>
                <text:p text:style-name="P3"><text:span text:style-name="T1">3</text:span></text:p>
              </draw:text-box>
            </draw:frame>
          </draw:g>
          <draw:g>
            <draw:ellipse draw:style-name="gr13" draw:text-style-name="P2" draw:layer="layout" svg:width="2.539cm" svg:height="2.513cm" svg:x="7.578cm" svg:y="8.75cm">
              <text:p/>
            </draw:ellipse>
            <draw:frame draw:style-name="gr14" draw:text-style-name="P4" draw:layer="layout" svg:width="3.46cm" svg:height="2.848cm" svg:x="8.274cm" svg:y="9.069cm">
              <draw:text-box>
                <text:p text:style-name="P3"><text:span text:style-name="T1">2</text:span></text:p>
              </draw:text-box>
            </draw:frame>
          </draw:g>
          <draw:g>
            <draw:ellipse draw:style-name="gr13" draw:text-style-name="P2" draw:layer="layout" svg:width="2.539cm" svg:height="2.513cm" svg:x="16.422cm" svg:y="15.833cm">
              <text:p/>
            </draw:ellipse>
            <draw:frame draw:style-name="gr14" draw:text-style-name="P4" draw:layer="layout" svg:width="3.46cm" svg:height="2.848cm" svg:x="17.118cm" svg:y="16.152cm">
              <draw:text-box>
                <text:p text:style-name="P3"><text:span text:style-name="T1">6</text:span></text:p>
              </draw:text-box>
            </draw:frame>
          </draw:g>
          <draw:g>
            <draw:ellipse draw:style-name="gr13" draw:text-style-name="P2" draw:layer="layout" svg:width="2.539cm" svg:height="2.513cm" svg:x="16.422cm" svg:y="8.75cm">
              <text:p/>
            </draw:ellipse>
            <draw:frame draw:style-name="gr14" draw:text-style-name="P4" draw:layer="layout" svg:width="3.46cm" svg:height="2.848cm" svg:x="17.118cm" svg:y="9.069cm">
              <draw:text-box>
                <text:p text:style-name="P3"><text:span text:style-name="T1">7</text:span></text:p>
              </draw:text-box>
            </draw:frame>
          </draw:g>
          <draw:g>
            <draw:ellipse draw:style-name="gr13" draw:text-style-name="P2" draw:layer="layout" svg:width="2.539cm" svg:height="2.513cm" svg:x="16.422cm" svg:y="2.166cm">
              <text:p/>
            </draw:ellipse>
            <draw:frame draw:style-name="gr14" draw:text-style-name="P4" draw:layer="layout" svg:width="3.46cm" svg:height="2.848cm" svg:x="17.118cm" svg:y="2.485cm">
              <draw:text-box>
                <text:p text:style-name="P3"><text:span text:style-name="T1">4</text:span></text:p>
              </draw:text-box>
            </draw:frame>
          </draw:g>
          <draw:g>
            <draw:ellipse draw:style-name="gr13" draw:text-style-name="P2" draw:layer="layout" svg:width="2.539cm" svg:height="2.513cm" svg:x="25.078cm" svg:y="8.666cm">
              <text:p/>
            </draw:ellipse>
            <draw:frame draw:style-name="gr14" draw:text-style-name="P4" draw:layer="layout" svg:width="3.46cm" svg:height="2.848cm" svg:x="25.774cm" svg:y="8.985cm">
              <draw:text-box>
                <text:p text:style-name="P3"><text:span text:style-name="T1">5</text:span></text:p>
              </draw:text-box>
            </draw:frame>
          </draw:g>
        </draw:g>
      </draw:page>
      <draw:page draw:name="page12" draw:style-name="dp1" draw:master-page-name="Default">
        <draw:g>
          <draw:line draw:style-name="gr22" draw:text-style-name="P7" draw:layer="layout" svg:x1="3cm" svg:y1="5.5cm" svg:x2="8.5cm" svg:y2="9cm">
            <text:p/>
          </draw:line>
          <draw:line draw:style-name="gr22" draw:text-style-name="P7" draw:layer="layout" svg:x1="3.5cm" svg:y1="13cm" svg:x2="8.5cm" svg:y2="9.5cm">
            <text:p/>
          </draw:line>
          <draw:line draw:style-name="gr20" draw:text-style-name="P7" draw:layer="layout" svg:x1="18cm" svg:y1="16.5cm" svg:x2="18cm" svg:y2="10cm">
            <text:p/>
          </draw:line>
          <draw:line draw:style-name="gr20" draw:text-style-name="P7" draw:layer="layout" svg:x1="18cm" svg:y1="9cm" svg:x2="18cm" svg:y2="3.5cm">
            <text:p/>
          </draw:line>
          <draw:line draw:style-name="gr20" draw:text-style-name="P7" draw:layer="layout" svg:x1="26.5cm" svg:y1="9cm" svg:x2="19cm" svg:y2="9cm">
            <text:p/>
          </draw:line>
          <draw:g>
            <draw:ellipse draw:style-name="gr13" draw:text-style-name="P2" draw:layer="layout" svg:width="2.539cm" svg:height="2.513cm" svg:x="1.422cm" svg:y="3.833cm">
              <text:p/>
            </draw:ellipse>
            <draw:frame draw:style-name="gr14" draw:text-style-name="P4" draw:layer="layout" svg:width="3.46cm" svg:height="2.848cm" svg:x="2.118cm" svg:y="4.152cm">
              <draw:text-box>
                <text:p text:style-name="P3"><text:span text:style-name="T1">1</text:span></text:p>
              </draw:text-box>
            </draw:frame>
          </draw:g>
          <draw:g>
            <draw:ellipse draw:style-name="gr13" draw:text-style-name="P2" draw:layer="layout" svg:width="2.539cm" svg:height="2.513cm" svg:x="1.422cm" svg:y="11.833cm">
              <text:p/>
            </draw:ellipse>
            <draw:frame draw:style-name="gr14" draw:text-style-name="P4" draw:layer="layout" svg:width="3.46cm" svg:height="2.848cm" svg:x="2.118cm" svg:y="12.152cm">
              <draw:text-box>
                <text:p text:style-name="P3"><text:span text:style-name="T1">3</text:span></text:p>
              </draw:text-box>
            </draw:frame>
          </draw:g>
          <draw:g>
            <draw:ellipse draw:style-name="gr13" draw:text-style-name="P2" draw:layer="layout" svg:width="2.539cm" svg:height="2.513cm" svg:x="8cm" svg:y="7.917cm">
              <text:p/>
            </draw:ellipse>
            <draw:frame draw:style-name="gr14" draw:text-style-name="P4" draw:layer="layout" svg:width="3.46cm" svg:height="2.848cm" svg:x="8.696cm" svg:y="8.236cm">
              <draw:text-box>
                <text:p text:style-name="P3"><text:span text:style-name="T1">2</text:span></text:p>
              </draw:text-box>
            </draw:frame>
          </draw:g>
          <draw:g>
            <draw:ellipse draw:style-name="gr13" draw:text-style-name="P2" draw:layer="layout" svg:width="2.539cm" svg:height="2.513cm" svg:x="16.844cm" svg:y="15cm">
              <text:p/>
            </draw:ellipse>
            <draw:frame draw:style-name="gr14" draw:text-style-name="P4" draw:layer="layout" svg:width="3.46cm" svg:height="2.848cm" svg:x="17.54cm" svg:y="15.319cm">
              <draw:text-box>
                <text:p text:style-name="P3"><text:span text:style-name="T1">6</text:span></text:p>
              </draw:text-box>
            </draw:frame>
          </draw:g>
          <draw:g>
            <draw:ellipse draw:style-name="gr13" draw:text-style-name="P2" draw:layer="layout" svg:width="2.539cm" svg:height="2.513cm" svg:x="16.844cm" svg:y="7.917cm">
              <text:p/>
            </draw:ellipse>
            <draw:frame draw:style-name="gr14" draw:text-style-name="P4" draw:layer="layout" svg:width="3.46cm" svg:height="2.848cm" svg:x="17.54cm" svg:y="8.236cm">
              <draw:text-box>
                <text:p text:style-name="P3"><text:span text:style-name="T1">7</text:span></text:p>
              </draw:text-box>
            </draw:frame>
          </draw:g>
          <draw:g>
            <draw:ellipse draw:style-name="gr13" draw:text-style-name="P2" draw:layer="layout" svg:width="2.539cm" svg:height="2.513cm" svg:x="16.844cm" svg:y="1.333cm">
              <text:p/>
            </draw:ellipse>
            <draw:frame draw:style-name="gr14" draw:text-style-name="P4" draw:layer="layout" svg:width="3.46cm" svg:height="2.848cm" svg:x="17.54cm" svg:y="1.652cm">
              <draw:text-box>
                <text:p text:style-name="P3"><text:span text:style-name="T1">4</text:span></text:p>
              </draw:text-box>
            </draw:frame>
          </draw:g>
          <draw:g>
            <draw:ellipse draw:style-name="gr13" draw:text-style-name="P2" draw:layer="layout" svg:width="2.539cm" svg:height="2.513cm" svg:x="25.5cm" svg:y="7.833cm">
              <text:p/>
            </draw:ellipse>
            <draw:frame draw:style-name="gr14" draw:text-style-name="P4" draw:layer="layout" svg:width="3.46cm" svg:height="2.848cm" svg:x="26.196cm" svg:y="8.152cm">
              <draw:text-box>
                <text:p text:style-name="P3"><text:span text:style-name="T1">5</text:span></text:p>
              </draw:text-box>
            </draw:frame>
          </draw:g>
        </draw:g>
      </draw:page>
      <draw:page draw:name="page13" draw:style-name="dp1" draw:master-page-name="Default">
        <draw:g>
          <draw:g>
            <draw:line draw:style-name="gr20" draw:text-style-name="P7" draw:layer="layout" svg:x1="22.844cm" svg:y1="2cm" svg:x2="5.5cm" svg:y2="2cm">
              <text:p/>
            </draw:line>
            <draw:line draw:style-name="gr20" draw:text-style-name="P7" draw:layer="layout" svg:x1="18cm" svg:y1="6.5cm" svg:x2="10.5cm" svg:y2="6.5cm">
              <text:p/>
            </draw:line>
            <draw:line draw:style-name="gr20" draw:text-style-name="P7" draw:layer="layout" svg:x1="17.5cm" svg:y1="14.5cm" svg:x2="10.5cm" svg:y2="14.5cm">
              <text:p/>
            </draw:line>
            <draw:line draw:style-name="gr20" draw:text-style-name="P7" draw:layer="layout" svg:x1="22.5cm" svg:y1="19cm" svg:x2="5.5cm" svg:y2="19cm">
              <text:p/>
            </draw:line>
            <draw:line draw:style-name="gr20" draw:text-style-name="P7" draw:layer="layout" svg:x1="23.5cm" svg:y1="18cm" svg:x2="23.344cm" svg:y2="3cm">
              <text:p/>
            </draw:line>
            <draw:line draw:style-name="gr20" draw:text-style-name="P7" draw:layer="layout" svg:x1="18.5cm" svg:y1="14.5cm" svg:x2="18.5cm" svg:y2="6.5cm">
              <text:p/>
            </draw:line>
            <draw:line draw:style-name="gr20" draw:text-style-name="P7" draw:layer="layout" svg:x1="10cm" svg:y1="14.5cm" svg:x2="10cm" svg:y2="7cm">
              <text:p/>
            </draw:line>
            <draw:line draw:style-name="gr20" draw:text-style-name="P7" draw:layer="layout" svg:x1="5cm" svg:y1="18.5cm" svg:x2="5cm" svg:y2="2.5cm">
              <text:p/>
            </draw:line>
            <draw:line draw:style-name="gr20" draw:text-style-name="P7" draw:layer="layout" svg:x1="18.5cm" svg:y1="6cm" svg:x2="22.5cm" svg:y2="2cm">
              <text:p/>
            </draw:line>
            <draw:line draw:style-name="gr20" draw:text-style-name="P7" draw:layer="layout" svg:x1="9.5cm" svg:y1="6cm" svg:x2="5.5cm" svg:y2="2cm">
              <text:p/>
            </draw:line>
            <draw:line draw:style-name="gr20" draw:text-style-name="P7" draw:layer="layout" svg:x1="5.5cm" svg:y1="18.5cm" svg:x2="10cm" svg:y2="15cm">
              <text:p/>
            </draw:line>
            <draw:line draw:style-name="gr20" draw:text-style-name="P7" draw:layer="layout" svg:x1="18.5cm" svg:y1="15cm" svg:x2="22.5cm" svg:y2="18.5cm">
              <text:p/>
            </draw:line>
            <draw:g>
              <draw:ellipse draw:style-name="gr13" draw:text-style-name="P2" draw:layer="layout" svg:width="2.539cm" svg:height="2.513cm" svg:x="8.844cm" svg:y="5.333cm">
                <text:p/>
              </draw:ellipse>
              <draw:frame draw:style-name="gr14" draw:text-style-name="P4" draw:layer="layout" svg:width="3.46cm" svg:height="2.848cm" svg:x="9.54cm" svg:y="5.652cm">
                <draw:text-box>
                  <text:p text:style-name="P3"><text:span text:style-name="T1">5</text:span></text:p>
                </draw:text-box>
              </draw:frame>
            </draw:g>
            <draw:g>
              <draw:ellipse draw:style-name="gr13" draw:text-style-name="P2" draw:layer="layout" svg:width="2.539cm" svg:height="2.513cm" svg:x="3.844cm" svg:y="0.5cm">
                <text:p/>
              </draw:ellipse>
              <draw:frame draw:style-name="gr14" draw:text-style-name="P4" draw:layer="layout" svg:width="3.46cm" svg:height="2.848cm" svg:x="4.54cm" svg:y="0.819cm">
                <draw:text-box>
                  <text:p text:style-name="P3"><text:span text:style-name="T1">1</text:span></text:p>
                </draw:text-box>
              </draw:frame>
            </draw:g>
            <draw:g>
              <draw:ellipse draw:style-name="gr13" draw:text-style-name="P2" draw:layer="layout" svg:width="2.539cm" svg:height="2.513cm" svg:x="4cm" svg:y="17.833cm">
                <text:p/>
              </draw:ellipse>
              <draw:frame draw:style-name="gr14" draw:text-style-name="P4" draw:layer="layout" svg:width="3.46cm" svg:height="2.848cm" svg:x="4.696cm" svg:y="18.152cm">
                <draw:text-box>
                  <text:p text:style-name="P3"><text:span text:style-name="T1">4</text:span></text:p>
                </draw:text-box>
              </draw:frame>
            </draw:g>
            <draw:g>
              <draw:ellipse draw:style-name="gr13" draw:text-style-name="P2" draw:layer="layout" svg:width="2.539cm" svg:height="2.513cm" svg:x="8.844cm" svg:y="13.5cm">
                <text:p/>
              </draw:ellipse>
              <draw:frame draw:style-name="gr14" draw:text-style-name="P4" draw:layer="layout" svg:width="3.46cm" svg:height="2.848cm" svg:x="9.54cm" svg:y="13.819cm">
                <draw:text-box>
                  <text:p text:style-name="P3"><text:span text:style-name="T1">8</text:span></text:p>
                </draw:text-box>
              </draw:frame>
            </draw:g>
            <draw:g>
              <draw:ellipse draw:style-name="gr13" draw:text-style-name="P2" draw:layer="layout" svg:width="2.539cm" svg:height="2.513cm" svg:x="21.844cm" svg:y="17.5cm">
                <text:p/>
              </draw:ellipse>
              <draw:frame draw:style-name="gr14" draw:text-style-name="P4" draw:layer="layout" svg:width="3.46cm" svg:height="2.848cm" svg:x="22.54cm" svg:y="17.819cm">
                <draw:text-box>
                  <text:p text:style-name="P3"><text:span text:style-name="T1">3</text:span></text:p>
                </draw:text-box>
              </draw:frame>
            </draw:g>
            <draw:g>
              <draw:ellipse draw:style-name="gr13" draw:text-style-name="P2" draw:layer="layout" svg:width="2.539cm" svg:height="2.513cm" svg:x="21.844cm" svg:y="0.5cm">
                <text:p/>
              </draw:ellipse>
              <draw:frame draw:style-name="gr14" draw:text-style-name="P4" draw:layer="layout" svg:width="3.46cm" svg:height="2.848cm" svg:x="22.54cm" svg:y="0.819cm">
                <draw:text-box>
                  <text:p text:style-name="P3"><text:span text:style-name="T1">2</text:span></text:p>
                </draw:text-box>
              </draw:frame>
            </draw:g>
            <draw:g>
              <draw:ellipse draw:style-name="gr13" draw:text-style-name="P2" draw:layer="layout" svg:width="2.539cm" svg:height="2.513cm" svg:x="17cm" svg:y="5.333cm">
                <text:p/>
              </draw:ellipse>
              <draw:frame draw:style-name="gr14" draw:text-style-name="P4" draw:layer="layout" svg:width="3.46cm" svg:height="2.848cm" svg:x="17.696cm" svg:y="5.652cm">
                <draw:text-box>
                  <text:p text:style-name="P3"><text:span text:style-name="T1">6</text:span></text:p>
                </draw:text-box>
              </draw:frame>
            </draw:g>
            <draw:g>
              <draw:ellipse draw:style-name="gr13" draw:text-style-name="P2" draw:layer="layout" svg:width="2.539cm" svg:height="2.513cm" svg:x="17cm" svg:y="13.333cm">
                <text:p/>
              </draw:ellipse>
              <draw:frame draw:style-name="gr14" draw:text-style-name="P4" draw:layer="layout" svg:width="3.46cm" svg:height="2.848cm" svg:x="17.696cm" svg:y="13.652cm">
                <draw:text-box>
                  <text:p text:style-name="P3"><text:span text:style-name="T1">7</text:span></text:p>
                </draw:text-box>
              </draw:frame>
            </draw:g>
          </draw:g>
        </draw:g>
      </draw:page>
      <draw:page draw:name="page14" draw:style-name="dp1" draw:master-page-name="Default">
        <draw:line draw:style-name="gr23" draw:text-style-name="P2" draw:layer="layout" svg:x1="6.5cm" svg:y1="2.5cm" svg:x2="16.587cm" svg:y2="2.5cm">
          <text:p/>
        </draw:line>
        <draw:line draw:style-name="gr23" draw:text-style-name="P2" draw:layer="layout" svg:x1="6.5cm" svg:y1="3.126cm" svg:x2="11.5cm" svg:y2="6cm">
          <text:p/>
        </draw:line>
        <draw:line draw:style-name="gr23" draw:text-style-name="P2" draw:layer="layout" svg:x1="17.591cm" svg:y1="2.5cm" svg:x2="25.5cm" svg:y2="2.5cm">
          <text:p/>
        </draw:line>
        <draw:line draw:style-name="gr23" draw:text-style-name="P2" draw:layer="layout" svg:x1="24.945cm" svg:y1="3.5cm" svg:x2="25cm" svg:y2="14cm">
          <text:p/>
        </draw:line>
        <draw:line draw:style-name="gr23" draw:text-style-name="P2" draw:layer="layout" svg:x1="6cm" svg:y1="3.5cm" svg:x2="6cm" svg:y2="10cm">
          <text:p/>
        </draw:line>
        <draw:line draw:style-name="gr23" draw:text-style-name="P2" draw:layer="layout" svg:x1="7cm" svg:y1="14.5cm" svg:x2="24cm" svg:y2="14.5cm">
          <text:p/>
        </draw:line>
        <draw:line draw:style-name="gr23" draw:text-style-name="P2" draw:layer="layout" svg:x1="6cm" svg:y1="10.514cm" svg:x2="6cm" svg:y2="14.5cm">
          <text:p/>
        </draw:line>
        <draw:line draw:style-name="gr23" draw:text-style-name="P2" draw:layer="layout" svg:x1="17.5cm" svg:y1="3.78cm" svg:x2="17.444cm" svg:y2="9cm">
          <text:p/>
        </draw:line>
        <draw:g>
          <draw:ellipse draw:style-name="gr24" draw:text-style-name="P8" draw:layer="layout" svg:width="2.539cm" svg:height="2.513cm" svg:x="4.844cm" svg:y="1.5cm">
            <text:p/>
          </draw:ellipse>
          <draw:frame draw:style-name="gr25" draw:text-style-name="P4" draw:layer="layout" svg:width="3.46cm" svg:height="2.848cm" svg:x="5.54cm" svg:y="1.819cm">
            <draw:text-box>
              <text:p text:style-name="P3"><text:span text:style-name="T1">1</text:span></text:p>
            </draw:text-box>
          </draw:frame>
        </draw:g>
        <draw:g>
          <draw:ellipse draw:style-name="gr26" draw:text-style-name="P2" draw:layer="layout" svg:width="2.539cm" svg:height="2.513cm" svg:x="16.343cm" svg:y="1.5cm">
            <text:p/>
          </draw:ellipse>
          <draw:frame draw:style-name="gr25" draw:text-style-name="P4" draw:layer="layout" svg:width="3.46cm" svg:height="2.848cm" svg:x="17.04cm" svg:y="1.82cm">
            <draw:text-box>
              <text:p text:style-name="P3"><text:span text:style-name="T1">2</text:span></text:p>
            </draw:text-box>
          </draw:frame>
        </draw:g>
        <draw:g>
          <draw:ellipse draw:style-name="gr26" draw:text-style-name="P2" draw:layer="layout" svg:width="2.539cm" svg:height="2.513cm" svg:x="23.5cm" svg:y="1.332cm">
            <text:p/>
          </draw:ellipse>
          <draw:frame draw:style-name="gr25" draw:text-style-name="P4" draw:layer="layout" svg:width="3.46cm" svg:height="2.848cm" svg:x="24.197cm" svg:y="1.652cm">
            <draw:text-box>
              <text:p text:style-name="P3"><text:span text:style-name="T1">6</text:span></text:p>
            </draw:text-box>
          </draw:frame>
        </draw:g>
        <draw:g>
          <draw:ellipse draw:style-name="gr26" draw:text-style-name="P2" draw:layer="layout" svg:width="2.539cm" svg:height="2.513cm" svg:x="4.844cm" svg:y="13.333cm">
            <text:p/>
          </draw:ellipse>
          <draw:frame draw:style-name="gr25" draw:text-style-name="P4" draw:layer="layout" svg:width="3.46cm" svg:height="2.848cm" svg:x="5.54cm" svg:y="13.652cm">
            <draw:text-box>
              <text:p text:style-name="P3"><text:span text:style-name="T1">8</text:span></text:p>
            </draw:text-box>
          </draw:frame>
        </draw:g>
        <draw:g>
          <draw:ellipse draw:style-name="gr26" draw:text-style-name="P2" draw:layer="layout" svg:width="2.539cm" svg:height="2.513cm" svg:x="23.344cm" svg:y="13cm">
            <text:p/>
          </draw:ellipse>
          <draw:frame draw:style-name="gr25" draw:text-style-name="P4" draw:layer="layout" svg:width="3.46cm" svg:height="2.848cm" svg:x="24.04cm" svg:y="13.319cm">
            <draw:text-box>
              <text:p text:style-name="P3"><text:span text:style-name="T1">4</text:span></text:p>
            </draw:text-box>
          </draw:frame>
        </draw:g>
        <draw:line draw:style-name="gr23" draw:text-style-name="P2" draw:layer="layout" svg:x1="6.5cm" svg:y1="10cm" svg:x2="17.5cm" svg:y2="10cm">
          <text:p/>
        </draw:line>
        <draw:line draw:style-name="gr23" draw:text-style-name="P2" draw:layer="layout" svg:x1="12.5cm" svg:y1="6.5cm" svg:x2="17.5cm" svg:y2="9.374cm">
          <text:p/>
        </draw:line>
        <draw:g>
          <draw:ellipse draw:style-name="gr26" draw:text-style-name="P2" draw:layer="layout" svg:width="2.539cm" svg:height="2.513cm" svg:x="4.843cm" svg:y="8.5cm">
            <text:p/>
          </draw:ellipse>
          <draw:frame draw:style-name="gr25" draw:text-style-name="P4" draw:layer="layout" svg:width="3.46cm" svg:height="2.848cm" svg:x="5.54cm" svg:y="8.819cm">
            <draw:text-box>
              <text:p text:style-name="P3"><text:span text:style-name="T1">7</text:span></text:p>
            </draw:text-box>
          </draw:frame>
        </draw:g>
        <draw:g>
          <draw:ellipse draw:style-name="gr26" draw:text-style-name="P2" draw:layer="layout" svg:width="2.539cm" svg:height="2.513cm" svg:x="16.294cm" svg:y="8.5cm">
            <text:p/>
          </draw:ellipse>
          <draw:frame draw:style-name="gr25" draw:text-style-name="P4" draw:layer="layout" svg:width="3.46cm" svg:height="2.848cm" svg:x="16.99cm" svg:y="8.82cm">
            <draw:text-box>
              <text:p text:style-name="P3"><text:span text:style-name="T1">5</text:span></text:p>
            </draw:text-box>
          </draw:frame>
        </draw:g>
        <draw:g>
          <draw:ellipse draw:style-name="gr26" draw:text-style-name="P2" draw:layer="layout" svg:width="2.539cm" svg:height="2.513cm" svg:x="10.843cm" svg:y="5cm">
            <text:p/>
          </draw:ellipse>
          <draw:frame draw:style-name="gr25" draw:text-style-name="P4" draw:layer="layout" svg:width="3.46cm" svg:height="2.848cm" svg:x="11.54cm" svg:y="5.32cm">
            <draw:text-box>
              <text:p text:style-name="P3"><text:span text:style-name="T1">3</text:span></text:p>
            </draw:text-box>
          </draw:frame>
        </draw:g>
      </draw:page>
      <draw:page draw:name="page15" draw:style-name="dp1" draw:master-page-name="Default">
        <draw:line draw:style-name="gr23" draw:text-style-name="P2" draw:layer="layout" svg:x1="23.3cm" svg:y1="15.332cm" svg:x2="16.843cm" svg:y2="11.5cm">
          <text:p/>
        </draw:line>
        <draw:line draw:style-name="gr23" draw:text-style-name="P2" draw:layer="layout" svg:x1="5.8cm" svg:y1="15.832cm" svg:x2="16.843cm" svg:y2="11.5cm">
          <text:p/>
        </draw:line>
        <draw:line draw:style-name="gr23" draw:text-style-name="P2" draw:layer="layout" svg:x1="5.843cm" svg:y1="4cm" svg:x2="15.93cm" svg:y2="4cm">
          <text:p/>
        </draw:line>
        <draw:line draw:style-name="gr23" draw:text-style-name="P2" draw:layer="layout" svg:x1="5.843cm" svg:y1="4.626cm" svg:x2="10.843cm" svg:y2="7.5cm">
          <text:p/>
        </draw:line>
        <draw:line draw:style-name="gr23" draw:text-style-name="P2" draw:layer="layout" svg:x1="16.934cm" svg:y1="4cm" svg:x2="24.843cm" svg:y2="4cm">
          <text:p/>
        </draw:line>
        <draw:line draw:style-name="gr23" draw:text-style-name="P2" draw:layer="layout" svg:x1="24.288cm" svg:y1="5cm" svg:x2="24.343cm" svg:y2="15.5cm">
          <text:p/>
        </draw:line>
        <draw:line draw:style-name="gr23" draw:text-style-name="P2" draw:layer="layout" svg:x1="5.343cm" svg:y1="5cm" svg:x2="5.343cm" svg:y2="11.5cm">
          <text:p/>
        </draw:line>
        <draw:line draw:style-name="gr23" draw:text-style-name="P2" draw:layer="layout" svg:x1="6.343cm" svg:y1="16cm" svg:x2="23.343cm" svg:y2="16cm">
          <text:p/>
        </draw:line>
        <draw:line draw:style-name="gr23" draw:text-style-name="P2" draw:layer="layout" svg:x1="5.343cm" svg:y1="12.014cm" svg:x2="5.343cm" svg:y2="16cm">
          <text:p/>
        </draw:line>
        <draw:line draw:style-name="gr23" draw:text-style-name="P2" draw:layer="layout" svg:x1="16.843cm" svg:y1="5.28cm" svg:x2="16.787cm" svg:y2="10.5cm">
          <text:p/>
        </draw:line>
        <draw:ellipse draw:style-name="gr26" draw:text-style-name="P2" draw:layer="layout" svg:width="2.539cm" svg:height="2.513cm" svg:x="4.187cm" svg:y="3cm">
          <text:p/>
        </draw:ellipse>
        <draw:frame draw:style-name="gr25" draw:text-style-name="P4" draw:layer="layout" svg:width="3.46cm" svg:height="2.848cm" svg:x="4.883cm" svg:y="3.319cm">
          <draw:text-box>
            <text:p text:style-name="P3"><text:span text:style-name="T1">1</text:span></text:p>
          </draw:text-box>
        </draw:frame>
        <draw:g>
          <draw:ellipse draw:style-name="gr26" draw:text-style-name="P2" draw:layer="layout" svg:width="2.539cm" svg:height="2.513cm" svg:x="15.686cm" svg:y="3cm">
            <text:p/>
          </draw:ellipse>
          <draw:frame draw:style-name="gr25" draw:text-style-name="P4" draw:layer="layout" svg:width="3.46cm" svg:height="2.848cm" svg:x="16.383cm" svg:y="3.32cm">
            <draw:text-box>
              <text:p text:style-name="P3"><text:span text:style-name="T1">2</text:span></text:p>
            </draw:text-box>
          </draw:frame>
        </draw:g>
        <draw:g>
          <draw:ellipse draw:style-name="gr26" draw:text-style-name="P2" draw:layer="layout" svg:width="2.539cm" svg:height="2.513cm" svg:x="22.843cm" svg:y="2.832cm">
            <text:p/>
          </draw:ellipse>
          <draw:frame draw:style-name="gr25" draw:text-style-name="P4" draw:layer="layout" svg:width="3.46cm" svg:height="2.848cm" svg:x="23.54cm" svg:y="3.152cm">
            <draw:text-box>
              <text:p text:style-name="P3"><text:span text:style-name="T1">6</text:span></text:p>
            </draw:text-box>
          </draw:frame>
        </draw:g>
        <draw:g>
          <draw:ellipse draw:style-name="gr26" draw:text-style-name="P2" draw:layer="layout" svg:width="2.539cm" svg:height="2.513cm" svg:x="4.187cm" svg:y="14.833cm">
            <text:p/>
          </draw:ellipse>
          <draw:frame draw:style-name="gr25" draw:text-style-name="P4" draw:layer="layout" svg:width="3.46cm" svg:height="2.848cm" svg:x="4.883cm" svg:y="15.152cm">
            <draw:text-box>
              <text:p text:style-name="P3"><text:span text:style-name="T1">8</text:span></text:p>
            </draw:text-box>
          </draw:frame>
        </draw:g>
        <draw:g>
          <draw:ellipse draw:style-name="gr26" draw:text-style-name="P2" draw:layer="layout" svg:width="2.539cm" svg:height="2.513cm" svg:x="22.687cm" svg:y="14.5cm">
            <text:p/>
          </draw:ellipse>
          <draw:frame draw:style-name="gr25" draw:text-style-name="P4" draw:layer="layout" svg:width="3.46cm" svg:height="2.848cm" svg:x="23.383cm" svg:y="14.819cm">
            <draw:text-box>
              <text:p text:style-name="P3"><text:span text:style-name="T1">4</text:span></text:p>
            </draw:text-box>
          </draw:frame>
        </draw:g>
        <draw:line draw:style-name="gr23" draw:text-style-name="P2" draw:layer="layout" svg:x1="5.843cm" svg:y1="11.5cm" svg:x2="16.843cm" svg:y2="11.5cm">
          <text:p/>
        </draw:line>
        <draw:line draw:style-name="gr23" draw:text-style-name="P2" draw:layer="layout" svg:x1="11.843cm" svg:y1="8cm" svg:x2="16.843cm" svg:y2="10.874cm">
          <text:p/>
        </draw:line>
        <draw:g>
          <draw:ellipse draw:style-name="gr26" draw:text-style-name="P2" draw:layer="layout" svg:width="2.539cm" svg:height="2.513cm" svg:x="4.186cm" svg:y="10cm">
            <text:p/>
          </draw:ellipse>
          <draw:frame draw:style-name="gr25" draw:text-style-name="P4" draw:layer="layout" svg:width="3.46cm" svg:height="2.848cm" svg:x="4.883cm" svg:y="10.319cm">
            <draw:text-box>
              <text:p text:style-name="P3"><text:span text:style-name="T1">7</text:span></text:p>
            </draw:text-box>
          </draw:frame>
        </draw:g>
        <draw:g>
          <draw:ellipse draw:style-name="gr26" draw:text-style-name="P2" draw:layer="layout" svg:width="2.539cm" svg:height="2.513cm" svg:x="15.637cm" svg:y="10cm">
            <text:p/>
          </draw:ellipse>
          <draw:frame draw:style-name="gr25" draw:text-style-name="P4" draw:layer="layout" svg:width="3.46cm" svg:height="2.848cm" svg:x="16.333cm" svg:y="10.32cm">
            <draw:text-box>
              <text:p text:style-name="P3"><text:span text:style-name="T1">5</text:span></text:p>
            </draw:text-box>
          </draw:frame>
        </draw:g>
        <draw:ellipse draw:style-name="gr26" draw:text-style-name="P2" draw:layer="layout" svg:width="2.539cm" svg:height="2.513cm" svg:x="10.186cm" svg:y="6.5cm">
          <text:p/>
        </draw:ellipse>
        <draw:frame draw:style-name="gr25" draw:text-style-name="P4" draw:layer="layout" svg:width="3.46cm" svg:height="2.848cm" svg:x="10.883cm" svg:y="6.82cm">
          <draw:text-box>
            <text:p text:style-name="P3"><text:span text:style-name="T1">3</text:span></text:p>
          </draw:text-box>
        </draw:frame>
      </draw:page>
      <draw:page draw:name="page16" draw:style-name="dp1" draw:master-page-name="Standard">
        <draw:line draw:style-name="gr27" draw:text-style-name="P2" draw:layer="layout" svg:x1="3.5cm" svg:y1="2.5cm" svg:x2="10cm" svg:y2="2.5cm">
          <text:p/>
        </draw:line>
        <draw:line draw:style-name="gr28" draw:text-style-name="P7" draw:layer="layout" svg:x1="2cm" svg:y1="3.5cm" svg:x2="2cm" svg:y2="14.5cm">
          <text:p/>
        </draw:line>
        <draw:line draw:style-name="gr27" draw:text-style-name="P2" draw:layer="layout" svg:x1="11.5cm" svg:y1="2.5cm" svg:x2="18cm" svg:y2="2.5cm">
          <text:p/>
        </draw:line>
        <draw:line draw:style-name="gr27" draw:text-style-name="P2" draw:layer="layout" svg:x1="19cm" svg:y1="2.5cm" svg:x2="25.5cm" svg:y2="2.5cm">
          <text:p/>
        </draw:line>
        <draw:line draw:style-name="gr27" draw:text-style-name="P2" draw:layer="layout" svg:x1="3cm" svg:y1="15cm" svg:x2="9.5cm" svg:y2="15cm">
          <text:p/>
        </draw:line>
        <draw:line draw:style-name="gr27" draw:text-style-name="P2" draw:layer="layout" svg:x1="11.5cm" svg:y1="15cm" svg:x2="18cm" svg:y2="15cm">
          <text:p/>
        </draw:line>
        <draw:line draw:style-name="gr27" draw:text-style-name="P2" draw:layer="layout" svg:x1="20cm" svg:y1="15cm" svg:x2="26.5cm" svg:y2="15cm">
          <text:p/>
        </draw:line>
        <draw:line draw:style-name="gr28" draw:text-style-name="P7" draw:layer="layout" svg:x1="10cm" svg:y1="4cm" svg:x2="10cm" svg:y2="15cm">
          <text:p/>
        </draw:line>
        <draw:line draw:style-name="gr28" draw:text-style-name="P7" draw:layer="layout" svg:x1="19cm" svg:y1="3.5cm" svg:x2="19cm" svg:y2="14.5cm">
          <text:p/>
        </draw:line>
        <draw:line draw:style-name="gr28" draw:text-style-name="P7" draw:layer="layout" svg:x1="27cm" svg:y1="3.5cm" svg:x2="27cm" svg:y2="14.5cm">
          <text:p/>
        </draw:line>
        <draw:line draw:style-name="gr28" draw:text-style-name="P7" draw:layer="layout" svg:x1="9.5cm" svg:y1="3cm" svg:x2="2.5cm" svg:y2="14.5cm">
          <text:p/>
        </draw:line>
        <draw:line draw:style-name="gr28" draw:text-style-name="P7" draw:layer="layout" svg:x1="26.5cm" svg:y1="3cm" svg:x2="19.5cm" svg:y2="14.5cm">
          <text:p/>
        </draw:line>
        <draw:line draw:style-name="gr28" draw:text-style-name="P7" draw:layer="layout" svg:x1="26cm" svg:y1="3cm" svg:x2="10.5cm" svg:y2="15cm">
          <text:p/>
        </draw:line>
        <draw:line draw:style-name="gr28" draw:text-style-name="P7" draw:layer="layout" svg:x1="18cm" svg:y1="3cm" svg:x2="2.5cm" svg:y2="15cm">
          <text:p/>
        </draw:line>
        <draw:g>
          <draw:ellipse draw:style-name="gr26" draw:text-style-name="P2" draw:layer="layout" svg:width="2.539cm" svg:height="2.513cm" svg:x="1cm" svg:y="13.833cm">
            <text:p/>
          </draw:ellipse>
          <draw:frame draw:style-name="gr25" draw:text-style-name="P4" draw:layer="layout" svg:width="3.46cm" svg:height="2.848cm" svg:x="1.697cm" svg:y="14.153cm">
            <draw:text-box>
              <text:p text:style-name="P3"><text:span text:style-name="T1">8</text:span></text:p>
            </draw:text-box>
          </draw:frame>
        </draw:g>
        <draw:g>
          <draw:ellipse draw:style-name="gr26" draw:text-style-name="P2" draw:layer="layout" svg:width="2.539cm" svg:height="2.513cm" svg:x="8.843cm" svg:y="13.833cm">
            <text:p/>
          </draw:ellipse>
          <draw:frame draw:style-name="gr25" draw:text-style-name="P4" draw:layer="layout" svg:width="3.46cm" svg:height="2.848cm" svg:x="9.54cm" svg:y="14.153cm">
            <draw:text-box>
              <text:p text:style-name="P3"><text:span text:style-name="T1">7</text:span></text:p>
            </draw:text-box>
          </draw:frame>
        </draw:g>
        <draw:g>
          <draw:ellipse draw:style-name="gr26" draw:text-style-name="P2" draw:layer="layout" svg:width="2.539cm" svg:height="2.513cm" svg:x="17.843cm" svg:y="13.833cm">
            <text:p/>
          </draw:ellipse>
          <draw:frame draw:style-name="gr25" draw:text-style-name="P4" draw:layer="layout" svg:width="3.46cm" svg:height="2.848cm" svg:x="18.54cm" svg:y="14.153cm">
            <draw:text-box>
              <text:p text:style-name="P3"><text:span text:style-name="T1">6</text:span></text:p>
            </draw:text-box>
          </draw:frame>
        </draw:g>
        <draw:g>
          <draw:ellipse draw:style-name="gr26" draw:text-style-name="P2" draw:layer="layout" svg:width="2.539cm" svg:height="2.513cm" svg:x="8.843cm" svg:y="1.501cm">
            <text:p/>
          </draw:ellipse>
          <draw:frame draw:style-name="gr25" draw:text-style-name="P4" draw:layer="layout" svg:width="3.46cm" svg:height="2.848cm" svg:x="9.54cm" svg:y="1.82cm">
            <draw:text-box>
              <text:p text:style-name="P3"><text:span text:style-name="T1">2</text:span></text:p>
            </draw:text-box>
          </draw:frame>
        </draw:g>
        <draw:g>
          <draw:ellipse draw:style-name="gr26" draw:text-style-name="P2" draw:layer="layout" svg:width="2.539cm" svg:height="2.513cm" svg:x="1cm" svg:y="1.5cm">
            <text:p/>
          </draw:ellipse>
          <draw:frame draw:style-name="gr25" draw:text-style-name="P4" draw:layer="layout" svg:width="3.46cm" svg:height="2.848cm" svg:x="1.697cm" svg:y="1.82cm">
            <draw:text-box>
              <text:p text:style-name="P3"><text:span text:style-name="T1">1</text:span></text:p>
            </draw:text-box>
          </draw:frame>
        </draw:g>
        <draw:g>
          <draw:ellipse draw:style-name="gr26" draw:text-style-name="P2" draw:layer="layout" svg:width="2.539cm" svg:height="2.513cm" svg:x="17.5cm" svg:y="1.5cm">
            <text:p/>
          </draw:ellipse>
          <draw:frame draw:style-name="gr25" draw:text-style-name="P4" draw:layer="layout" svg:width="3.46cm" svg:height="2.848cm" svg:x="18.197cm" svg:y="1.82cm">
            <draw:text-box>
              <text:p text:style-name="P3"><text:span text:style-name="T1">3</text:span></text:p>
            </draw:text-box>
          </draw:frame>
        </draw:g>
        <draw:g>
          <draw:ellipse draw:style-name="gr26" draw:text-style-name="P2" draw:layer="layout" svg:width="2.539cm" svg:height="2.513cm" svg:x="25.543cm" svg:y="1.501cm">
            <text:p/>
          </draw:ellipse>
          <draw:frame draw:style-name="gr25" draw:text-style-name="P4" draw:layer="layout" svg:width="3.46cm" svg:height="2.848cm" svg:x="26.24cm" svg:y="1.82cm">
            <draw:text-box>
              <text:p text:style-name="P3"><text:span text:style-name="T1">4</text:span></text:p>
            </draw:text-box>
          </draw:frame>
        </draw:g>
        <draw:g>
          <draw:ellipse draw:style-name="gr26" draw:text-style-name="P2" draw:layer="layout" svg:width="2.539cm" svg:height="2.513cm" svg:x="25.5cm" svg:y="13.834cm">
            <text:p/>
          </draw:ellipse>
          <draw:frame draw:style-name="gr25" draw:text-style-name="P4" draw:layer="layout" svg:width="3.46cm" svg:height="2.848cm" svg:x="26.196cm" svg:y="14.153cm">
            <draw:text-box>
              <text:p text:style-name="P3"><text:span text:style-name="T1">5</text:span></text:p>
            </draw:text-box>
          </draw:frame>
        </draw:g>
      </draw:page>
      <draw:page draw:name="page17" draw:style-name="dp1" draw:master-page-name="Default">
        <draw:line draw:style-name="gr29" draw:text-style-name="P7" draw:layer="layout" svg:x1="10cm" svg:y1="4cm" svg:x2="2.5cm" svg:y2="7.5cm">
          <text:p/>
        </draw:line>
        <draw:line draw:style-name="gr29" draw:text-style-name="P7" draw:layer="layout" svg:x1="10cm" svg:y1="3.5cm" svg:x2="20cm" svg:y2="3.5cm">
          <text:p/>
        </draw:line>
        <draw:line draw:style-name="gr29" draw:text-style-name="P7" draw:layer="layout" svg:x1="20.5cm" svg:y1="4cm" svg:x2="27.5cm" svg:y2="8cm">
          <text:p/>
        </draw:line>
        <draw:line draw:style-name="gr29" draw:text-style-name="P7" draw:layer="layout" svg:x1="2cm" svg:y1="8cm" svg:x2="2cm" svg:y2="14cm">
          <text:p/>
        </draw:line>
        <draw:line draw:style-name="gr29" draw:text-style-name="P7" draw:layer="layout" svg:x1="19.5cm" svg:y1="4cm" svg:x2="3cm" svg:y2="14cm">
          <text:p/>
        </draw:line>
        <draw:line draw:style-name="gr29" draw:text-style-name="P7" draw:layer="layout" svg:x1="20cm" svg:y1="4cm" svg:x2="20cm" svg:y2="17.5cm">
          <text:p/>
        </draw:line>
        <draw:line draw:style-name="gr29" draw:text-style-name="P7" draw:layer="layout" svg:x1="10cm" svg:y1="4cm" svg:x2="10cm" svg:y2="17.5cm">
          <text:p/>
        </draw:line>
        <draw:line draw:style-name="gr29" draw:text-style-name="P7" draw:layer="layout" svg:x1="27cm" svg:y1="8cm" svg:x2="10cm" svg:y2="17.5cm">
          <text:p/>
        </draw:line>
        <draw:line draw:style-name="gr29" draw:text-style-name="P7" draw:layer="layout" svg:x1="2.5cm" svg:y1="14.5cm" svg:x2="10cm" svg:y2="18cm">
          <text:p/>
        </draw:line>
        <draw:line draw:style-name="gr29" draw:text-style-name="P7" draw:layer="layout" svg:x1="27cm" svg:y1="8cm" svg:x2="20.5cm" svg:y2="17.5cm">
          <text:p/>
        </draw:line>
        <draw:line draw:style-name="gr29" draw:text-style-name="P7" draw:layer="layout" svg:x1="10cm" svg:y1="4cm" svg:x2="2.5cm" svg:y2="14cm">
          <text:p/>
        </draw:line>
        <draw:line draw:style-name="gr29" draw:text-style-name="P7" draw:layer="layout" svg:x1="27.5cm" svg:y1="8cm" svg:x2="27.5cm" svg:y2="14cm">
          <text:p/>
        </draw:line>
        <draw:line draw:style-name="gr29" draw:text-style-name="P7" draw:layer="layout" svg:x1="27.5cm" svg:y1="14cm" svg:x2="20cm" svg:y2="18cm">
          <text:p/>
        </draw:line>
        <draw:line draw:style-name="gr29" draw:text-style-name="P7" draw:layer="layout" svg:x1="19.5cm" svg:y1="18cm" svg:x2="10cm" svg:y2="18cm">
          <text:p/>
        </draw:line>
        <draw:g>
          <draw:ellipse draw:style-name="gr26" draw:text-style-name="P2" draw:layer="layout" svg:width="2.539cm" svg:height="2.513cm" svg:x="8.717cm" svg:y="2.623cm">
            <text:p/>
          </draw:ellipse>
          <draw:frame draw:style-name="gr25" draw:text-style-name="P4" draw:layer="layout" svg:width="3.46cm" svg:height="2.848cm" svg:x="9.54cm" svg:y="3.03cm">
            <draw:text-box>
              <text:p text:style-name="P3"><text:span text:style-name="T1">2</text:span></text:p>
            </draw:text-box>
          </draw:frame>
        </draw:g>
        <draw:g>
          <draw:ellipse draw:style-name="gr26" draw:text-style-name="P2" draw:layer="layout" svg:width="2.539cm" svg:height="2.513cm" svg:x="18.922cm" svg:y="2.666cm">
            <text:p/>
          </draw:ellipse>
          <draw:frame draw:style-name="gr25" draw:text-style-name="P4" draw:layer="layout" svg:width="3.46cm" svg:height="2.848cm" svg:x="19.619cm" svg:y="2.986cm">
            <draw:text-box>
              <text:p text:style-name="P3"><text:span text:style-name="T1">3</text:span></text:p>
            </draw:text-box>
          </draw:frame>
        </draw:g>
        <draw:g>
          <draw:ellipse draw:style-name="gr26" draw:text-style-name="P2" draw:layer="layout" svg:width="2.539cm" svg:height="2.513cm" svg:x="26cm" svg:y="6.667cm">
            <text:p/>
          </draw:ellipse>
          <draw:frame draw:style-name="gr25" draw:text-style-name="P4" draw:layer="layout" svg:width="3.46cm" svg:height="2.848cm" svg:x="26.696cm" svg:y="6.986cm">
            <draw:text-box>
              <text:p text:style-name="P3"><text:span text:style-name="T1">4</text:span></text:p>
            </draw:text-box>
          </draw:frame>
        </draw:g>
        <draw:g>
          <draw:ellipse draw:style-name="gr26" draw:text-style-name="P2" draw:layer="layout" svg:width="2.539cm" svg:height="2.513cm" svg:x="26.078cm" svg:y="13cm">
            <text:p/>
          </draw:ellipse>
          <draw:frame draw:style-name="gr25" draw:text-style-name="P4" draw:layer="layout" svg:width="3.46cm" svg:height="2.848cm" svg:x="26.618cm" svg:y="13.5cm">
            <draw:text-box>
              <text:p text:style-name="P3"><text:span text:style-name="T1">5</text:span></text:p>
            </draw:text-box>
          </draw:frame>
        </draw:g>
        <draw:g>
          <draw:ellipse draw:style-name="gr26" draw:text-style-name="P2" draw:layer="layout" svg:width="2.539cm" svg:height="2.513cm" svg:x="18.981cm" svg:y="16.576cm">
            <text:p/>
          </draw:ellipse>
          <draw:frame draw:style-name="gr25" draw:text-style-name="P4" draw:layer="layout" svg:width="3.46cm" svg:height="2.848cm" svg:x="19.56cm" svg:y="16.924cm">
            <draw:text-box>
              <text:p text:style-name="P3"><text:span text:style-name="T1">6</text:span></text:p>
            </draw:text-box>
          </draw:frame>
        </draw:g>
        <draw:g>
          <draw:ellipse draw:style-name="gr26" draw:text-style-name="P2" draw:layer="layout" svg:width="2.539cm" svg:height="2.513cm" svg:x="8.628cm" svg:y="16.5cm">
            <text:p/>
          </draw:ellipse>
          <draw:frame draw:style-name="gr25" draw:text-style-name="P4" draw:layer="layout" svg:width="3.46cm" svg:height="2.848cm" svg:x="9.628cm" svg:y="17cm">
            <draw:text-box>
              <text:p text:style-name="P3"><text:span text:style-name="T1">7</text:span></text:p>
            </draw:text-box>
          </draw:frame>
        </draw:g>
        <draw:g>
          <draw:ellipse draw:style-name="gr26" draw:text-style-name="P2" draw:layer="layout" svg:width="2.539cm" svg:height="2.513cm" svg:x="1.078cm" svg:y="13cm">
            <text:p/>
          </draw:ellipse>
          <draw:frame draw:style-name="gr25" draw:text-style-name="P4" draw:layer="layout" svg:width="3.46cm" svg:height="2.848cm" svg:x="1.618cm" svg:y="13.5cm">
            <draw:text-box>
              <text:p text:style-name="P3"><text:span text:style-name="T1">8</text:span></text:p>
            </draw:text-box>
          </draw:frame>
        </draw:g>
        <draw:g>
          <draw:ellipse draw:style-name="gr26" draw:text-style-name="P2" draw:layer="layout" svg:width="2.539cm" svg:height="2.513cm" svg:x="1cm" svg:y="6.667cm">
            <text:p/>
          </draw:ellipse>
          <draw:frame draw:style-name="gr25" draw:text-style-name="P4" draw:layer="layout" svg:width="3.46cm" svg:height="2.848cm" svg:x="1.696cm" svg:y="6.986cm">
            <draw:text-box>
              <text:p text:style-name="P3"><text:span text:style-name="T1">1</text:span></text:p>
            </draw:text-box>
          </draw:frame>
        </draw:g>
      </draw:page>
      <draw:page draw:name="page18" draw:style-name="dp1" draw:master-page-name="Standard">
        <draw:line draw:style-name="gr30" draw:text-style-name="P2" draw:layer="layout" svg:x1="1cm" svg:y1="9.5cm" svg:x2="13cm" svg:y2="1.5cm">
          <text:p/>
        </draw:line>
        <draw:line draw:style-name="gr30" draw:text-style-name="P2" draw:layer="layout" svg:x1="11cm" svg:y1="14.5cm" svg:x2="18.5cm" svg:y2="14.5cm">
          <text:p/>
        </draw:line>
        <draw:line draw:style-name="gr30" draw:text-style-name="P2" draw:layer="layout" svg:x1="14.5cm" svg:y1="1.5cm" svg:x2="27.5cm" svg:y2="9cm">
          <text:p/>
        </draw:line>
        <draw:line draw:style-name="gr30" draw:text-style-name="P2" draw:layer="layout" svg:x1="8cm" svg:y1="10.5cm" svg:x2="10.5cm" svg:y2="14.5cm">
          <text:p/>
        </draw:line>
        <draw:line draw:style-name="gr30" draw:text-style-name="P2" draw:layer="layout" svg:x1="1.5cm" svg:y1="11cm" svg:x2="13.5cm" svg:y2="19cm">
          <text:p/>
        </draw:line>
        <draw:line draw:style-name="gr30" draw:text-style-name="P2" draw:layer="layout" svg:x1="27.5cm" svg:y1="11cm" svg:x2="15.5cm" svg:y2="19cm">
          <text:p/>
        </draw:line>
        <draw:line draw:style-name="gr30" draw:text-style-name="P2" draw:layer="layout" svg:x1="14.5cm" svg:y1="2.5cm" svg:x2="17.5cm" svg:y2="5cm">
          <text:p/>
        </draw:line>
        <draw:line draw:style-name="gr30" draw:text-style-name="P2" draw:layer="layout" svg:x1="22cm" svg:y1="10.5cm" svg:x2="8cm" svg:y2="10.5cm">
          <text:p/>
        </draw:line>
        <draw:line draw:style-name="gr30" draw:text-style-name="P2" draw:layer="layout" svg:x1="14cm" svg:y1="2cm" svg:x2="11cm" svg:y2="5cm">
          <text:p/>
        </draw:line>
        <draw:line draw:style-name="gr30" draw:text-style-name="P2" draw:layer="layout" svg:x1="21.5cm" svg:y1="10.5cm" svg:x2="18.5cm" svg:y2="14.5cm">
          <text:p/>
        </draw:line>
        <draw:g>
          <draw:ellipse draw:style-name="gr26" draw:text-style-name="P2" draw:layer="layout" svg:width="2.539cm" svg:height="2.513cm" svg:x="12.5cm" svg:y="1cm">
            <text:p/>
          </draw:ellipse>
          <draw:frame draw:style-name="gr25" draw:text-style-name="P4" draw:layer="layout" svg:width="3.46cm" svg:height="2.848cm" svg:x="13.197cm" svg:y="1.319cm">
            <draw:text-box>
              <text:p text:style-name="P3"><text:span text:style-name="T1">2</text:span></text:p>
            </draw:text-box>
          </draw:frame>
        </draw:g>
        <draw:line draw:style-name="gr30" draw:text-style-name="P2" draw:layer="layout" svg:x1="11cm" svg:y1="5.5cm" svg:x2="18.5cm" svg:y2="5.5cm">
          <text:p/>
        </draw:line>
        <draw:line draw:style-name="gr30" draw:text-style-name="P2" draw:layer="layout" svg:x1="2cm" svg:y1="10cm" svg:x2="10.5cm" svg:y2="14.5cm">
          <text:p/>
        </draw:line>
        <draw:line draw:style-name="gr30" draw:text-style-name="P2" draw:layer="layout" svg:x1="19cm" svg:y1="14.5cm" svg:x2="27cm" svg:y2="10.5cm">
          <text:p/>
        </draw:line>
        <draw:line draw:style-name="gr30" draw:text-style-name="P2" draw:layer="layout" svg:x1="2.5cm" svg:y1="10cm" svg:x2="7.5cm" svg:y2="10cm">
          <text:p/>
        </draw:line>
        <draw:line draw:style-name="gr30" draw:text-style-name="P2" draw:layer="layout" svg:x1="22cm" svg:y1="10.5cm" svg:x2="27cm" svg:y2="10.5cm">
          <text:p/>
        </draw:line>
        <draw:line draw:style-name="gr30" draw:text-style-name="P2" draw:layer="layout" svg:x1="10.5cm" svg:y1="5.5cm" svg:x2="2.5cm" svg:y2="10cm">
          <text:p/>
        </draw:line>
        <draw:line draw:style-name="gr30" draw:text-style-name="P2" draw:layer="layout" svg:x1="11cm" svg:y1="6cm" svg:x2="7.5cm" svg:y2="10cm">
          <text:p/>
        </draw:line>
        <draw:line draw:style-name="gr30" draw:text-style-name="P2" draw:layer="layout" svg:x1="19cm" svg:y1="5.5cm" svg:x2="27.5cm" svg:y2="10cm">
          <text:p/>
        </draw:line>
        <draw:line draw:style-name="gr30" draw:text-style-name="P2" draw:layer="layout" svg:x1="18.5cm" svg:y1="5.5cm" svg:x2="22cm" svg:y2="10cm">
          <text:p/>
        </draw:line>
        <draw:line draw:style-name="gr30" draw:text-style-name="P2" draw:layer="layout" svg:x1="18.5cm" svg:y1="14.5cm" svg:x2="14.5cm" svg:y2="18.5cm">
          <text:p/>
        </draw:line>
        <draw:line draw:style-name="gr30" draw:text-style-name="P2" draw:layer="layout" svg:x1="11cm" svg:y1="15cm" svg:x2="14.5cm" svg:y2="18.5cm">
          <text:p/>
        </draw:line>
        <draw:g>
          <draw:ellipse draw:style-name="gr26" draw:text-style-name="P2" draw:layer="layout" svg:width="2.539cm" svg:height="2.513cm" svg:x="17cm" svg:y="4.333cm">
            <text:p/>
          </draw:ellipse>
          <draw:frame draw:style-name="gr25" draw:text-style-name="P4" draw:layer="layout" svg:width="3.46cm" svg:height="2.848cm" svg:x="17.696cm" svg:y="4.652cm">
            <draw:text-box>
              <text:p text:style-name="P3"><text:span text:style-name="T1">7</text:span></text:p>
            </draw:text-box>
          </draw:frame>
        </draw:g>
        <draw:g>
          <draw:ellipse draw:style-name="gr26" draw:text-style-name="P2" draw:layer="layout" svg:width="2.539cm" svg:height="2.513cm" svg:x="26.343cm" svg:y="8.916cm">
            <text:p/>
          </draw:ellipse>
          <draw:frame draw:style-name="gr25" draw:text-style-name="P4" draw:layer="layout" svg:width="3.46cm" svg:height="2.848cm" svg:x="27.04cm" svg:y="9.236cm">
            <draw:text-box>
              <text:p text:style-name="P3"><text:span text:style-name="T1">3</text:span></text:p>
            </draw:text-box>
          </draw:frame>
        </draw:g>
        <draw:g>
          <draw:ellipse draw:style-name="gr26" draw:text-style-name="P2" draw:layer="layout" svg:width="2.539cm" svg:height="2.513cm" svg:x="20.5cm" svg:y="8.917cm">
            <text:p/>
          </draw:ellipse>
          <draw:frame draw:style-name="gr25" draw:text-style-name="P4" draw:layer="layout" svg:width="3.46cm" svg:height="2.848cm" svg:x="21.196cm" svg:y="9.236cm">
            <draw:text-box>
              <text:p text:style-name="P3"><text:span text:style-name="T1">8</text:span></text:p>
            </draw:text-box>
          </draw:frame>
        </draw:g>
        <draw:g>
          <draw:ellipse draw:style-name="gr26" draw:text-style-name="P2" draw:layer="layout" svg:width="2.539cm" svg:height="2.513cm" svg:x="17.344cm" svg:y="13.333cm">
            <text:p/>
          </draw:ellipse>
          <draw:frame draw:style-name="gr25" draw:text-style-name="P4" draw:layer="layout" svg:width="3.46cm" svg:height="2.848cm" svg:x="18.04cm" svg:y="13.652cm">
            <draw:text-box>
              <text:p text:style-name="P3"><text:span text:style-name="T1">9</text:span></text:p>
            </draw:text-box>
          </draw:frame>
        </draw:g>
        <draw:g>
          <draw:ellipse draw:style-name="gr26" draw:text-style-name="P2" draw:layer="layout" svg:width="2.539cm" svg:height="2.513cm" svg:x="9.344cm" svg:y="4.333cm">
            <text:p/>
          </draw:ellipse>
          <draw:frame draw:style-name="gr25" draw:text-style-name="P4" draw:layer="layout" svg:width="3.46cm" svg:height="2.848cm" svg:x="10.04cm" svg:y="4.652cm">
            <draw:text-box>
              <text:p text:style-name="P3"><text:span text:style-name="T1">6</text:span></text:p>
            </draw:text-box>
          </draw:frame>
        </draw:g>
        <draw:g>
          <draw:ellipse draw:style-name="gr26" draw:text-style-name="P2" draw:layer="layout" svg:width="2.539cm" svg:height="2.513cm" svg:x="6.344cm" svg:y="8.833cm">
            <text:p/>
          </draw:ellipse>
          <draw:frame draw:style-name="gr25" draw:text-style-name="P4" draw:layer="layout" svg:width="3.46cm" svg:height="2.848cm" svg:x="7.04cm" svg:y="9.152cm">
            <draw:text-box>
              <text:p text:style-name="P3"><text:span text:style-name="T1">5</text:span></text:p>
            </draw:text-box>
          </draw:frame>
        </draw:g>
        <draw:g>
          <draw:ellipse draw:style-name="gr26" draw:text-style-name="P2" draw:layer="layout" svg:width="2.539cm" svg:height="2.513cm" svg:x="0.5cm" svg:y="8.916cm">
            <text:p/>
          </draw:ellipse>
          <draw:frame draw:style-name="gr25" draw:text-style-name="P4" draw:layer="layout" svg:width="3.46cm" svg:height="2.848cm" svg:x="1.197cm" svg:y="9.236cm">
            <draw:text-box>
              <text:p text:style-name="P3"><text:span text:style-name="T1">1</text:span></text:p>
            </draw:text-box>
          </draw:frame>
        </draw:g>
        <draw:g>
          <draw:ellipse draw:style-name="gr26" draw:text-style-name="P2" draw:layer="layout" svg:width="2.539cm" svg:height="2.513cm" svg:x="9.5cm" svg:y="13.333cm">
            <text:p/>
          </draw:ellipse>
          <draw:frame draw:style-name="gr25" draw:text-style-name="P4" draw:layer="layout" svg:width="3.46cm" svg:height="2.848cm" svg:x="10cm" svg:y="13.652cm">
            <draw:text-box>
              <text:p text:style-name="P3"><text:span text:style-name="T1">10</text:span></text:p>
            </draw:text-box>
          </draw:frame>
        </draw:g>
        <draw:g>
          <draw:ellipse draw:style-name="gr26" draw:text-style-name="P2" draw:layer="layout" svg:width="2.539cm" svg:height="2.513cm" svg:x="13.343cm" svg:y="17.333cm">
            <text:p/>
          </draw:ellipse>
          <draw:frame draw:style-name="gr25" draw:text-style-name="P4" draw:layer="layout" svg:width="3.46cm" svg:height="2.848cm" svg:x="14.04cm" svg:y="17.652cm">
            <draw:text-box>
              <text:p text:style-name="P3"><text:span text:style-name="T1">4</text:span></text:p>
            </draw:text-box>
          </draw:frame>
        </draw:g>
      </draw:page>
      <draw:page draw:name="page19" draw:style-name="dp1" draw:master-page-name="Default">
        <draw:line draw:style-name="gr29" draw:text-style-name="P7" draw:layer="layout" svg:x1="12.5cm" svg:y1="2.5cm" svg:x2="5.5cm" svg:y2="5.5cm">
          <text:p/>
        </draw:line>
        <draw:line draw:style-name="gr29" draw:text-style-name="P7" draw:layer="layout" svg:x1="13.5cm" svg:y1="3cm" svg:x2="11.5cm" svg:y2="5.5cm">
          <text:p/>
        </draw:line>
        <draw:line draw:style-name="gr29" draw:text-style-name="P7" draw:layer="layout" svg:x1="14.5cm" svg:y1="3cm" svg:x2="16.5cm" svg:y2="5.5cm">
          <text:p/>
        </draw:line>
        <draw:line draw:style-name="gr29" draw:text-style-name="P7" draw:layer="layout" svg:x1="15cm" svg:y1="2.5cm" svg:x2="23cm" svg:y2="5.5cm">
          <text:p/>
        </draw:line>
        <draw:line draw:style-name="gr29" draw:text-style-name="P7" draw:layer="layout" svg:x1="5.5cm" svg:y1="6.5cm" svg:x2="8cm" svg:y2="10cm">
          <text:p/>
        </draw:line>
        <draw:line draw:style-name="gr29" draw:text-style-name="P7" draw:layer="layout" svg:x1="6cm" svg:y1="6cm" svg:x2="13cm" svg:y2="10.5cm">
          <text:p/>
        </draw:line>
        <draw:line draw:style-name="gr29" draw:text-style-name="P7" draw:layer="layout" svg:x1="10.5cm" svg:y1="6.5cm" svg:x2="8.5cm" svg:y2="10cm">
          <text:p/>
        </draw:line>
        <draw:line draw:style-name="gr29" draw:text-style-name="P7" draw:layer="layout" svg:x1="11cm" svg:y1="6.5cm" svg:x2="13.5cm" svg:y2="10.5cm">
          <text:p/>
        </draw:line>
        <draw:line draw:style-name="gr29" draw:text-style-name="P7" draw:layer="layout" svg:x1="11.5cm" svg:y1="6.5cm" svg:x2="20cm" svg:y2="10cm">
          <text:p/>
        </draw:line>
        <draw:line draw:style-name="gr29" draw:text-style-name="P7" draw:layer="layout" svg:x1="16.5cm" svg:y1="6.5cm" svg:x2="8.5cm" svg:y2="10.5cm">
          <text:p/>
        </draw:line>
        <draw:line draw:style-name="gr29" draw:text-style-name="P7" draw:layer="layout" svg:x1="17cm" svg:y1="6.5cm" svg:x2="14cm" svg:y2="10.5cm">
          <text:p/>
        </draw:line>
        <draw:line draw:style-name="gr29" draw:text-style-name="P7" draw:layer="layout" svg:x1="17.5cm" svg:y1="6.5cm" svg:x2="20cm" svg:y2="10cm">
          <text:p/>
        </draw:line>
        <draw:line draw:style-name="gr29" draw:text-style-name="P7" draw:layer="layout" svg:x1="23cm" svg:y1="6.5cm" svg:x2="20.5cm" svg:y2="10.5cm">
          <text:p/>
        </draw:line>
        <draw:line draw:style-name="gr29" draw:text-style-name="P7" draw:layer="layout" svg:x1="22.5cm" svg:y1="6.5cm" svg:x2="14.5cm" svg:y2="10.5cm">
          <text:p/>
        </draw:line>
        <draw:line draw:style-name="gr29" draw:text-style-name="P7" draw:layer="layout" svg:x1="22cm" svg:y1="6cm" svg:x2="9cm" svg:y2="10.5cm">
          <text:p/>
        </draw:line>
        <draw:line draw:style-name="gr29" draw:text-style-name="P7" draw:layer="layout" svg:x1="6cm" svg:y1="6cm" svg:x2="19cm" svg:y2="10cm">
          <text:p/>
        </draw:line>
        <draw:line draw:style-name="gr29" draw:text-style-name="P7" draw:layer="layout" svg:x1="8.5cm" svg:y1="11cm" svg:x2="11cm" svg:y2="15cm">
          <text:p/>
        </draw:line>
        <draw:line draw:style-name="gr29" draw:text-style-name="P7" draw:layer="layout" svg:x1="9cm" svg:y1="11cm" svg:x2="17.5cm" svg:y2="15cm">
          <text:p/>
        </draw:line>
        <draw:line draw:style-name="gr29" draw:text-style-name="P7" draw:layer="layout" svg:x1="13.5cm" svg:y1="11cm" svg:x2="11cm" svg:y2="14.5cm">
          <text:p/>
        </draw:line>
        <draw:line draw:style-name="gr29" draw:text-style-name="P7" draw:layer="layout" svg:x1="14cm" svg:y1="11cm" svg:x2="17.5cm" svg:y2="14.5cm">
          <text:p/>
        </draw:line>
        <draw:line draw:style-name="gr29" draw:text-style-name="P7" draw:layer="layout" svg:x1="20cm" svg:y1="11.5cm" svg:x2="17cm" svg:y2="15cm">
          <text:p/>
        </draw:line>
        <draw:line draw:style-name="gr29" draw:text-style-name="P7" draw:layer="layout" svg:x1="19.5cm" svg:y1="11cm" svg:x2="11cm" svg:y2="15cm">
          <text:p/>
        </draw:line>
        <draw:line draw:style-name="gr29" draw:text-style-name="P7" draw:layer="layout" svg:x1="11.5cm" svg:y1="15.5cm" svg:x2="14cm" svg:y2="18.5cm">
          <text:p/>
        </draw:line>
        <draw:line draw:style-name="gr29" draw:text-style-name="P7" draw:layer="layout" svg:x1="17.5cm" svg:y1="15.5cm" svg:x2="14cm" svg:y2="18.5cm">
          <text:p/>
        </draw:line>
        <draw:g>
          <draw:ellipse draw:style-name="gr26" draw:text-style-name="P2" draw:layer="layout" svg:width="2.539cm" svg:height="2.513cm" svg:x="3.717cm" svg:y="4.623cm">
            <text:p/>
          </draw:ellipse>
          <draw:frame draw:style-name="gr25" draw:text-style-name="P4" draw:layer="layout" svg:width="3.46cm" svg:height="2.848cm" svg:x="4.54cm" svg:y="5.03cm">
            <draw:text-box>
              <text:p text:style-name="P3"><text:span text:style-name="T1">2</text:span></text:p>
            </draw:text-box>
          </draw:frame>
        </draw:g>
        <draw:g>
          <draw:ellipse draw:style-name="gr26" draw:text-style-name="P2" draw:layer="layout" svg:width="2.539cm" svg:height="2.513cm" svg:x="9.691cm" svg:y="4.666cm">
            <text:p/>
          </draw:ellipse>
          <draw:frame draw:style-name="gr25" draw:text-style-name="P4" draw:layer="layout" svg:width="3.46cm" svg:height="2.848cm" svg:x="10.388cm" svg:y="4.986cm">
            <draw:text-box>
              <text:p text:style-name="P3"><text:span text:style-name="T1">3</text:span></text:p>
            </draw:text-box>
          </draw:frame>
        </draw:g>
        <draw:g>
          <draw:ellipse draw:style-name="gr26" draw:text-style-name="P2" draw:layer="layout" svg:width="2.539cm" svg:height="2.513cm" svg:x="15.922cm" svg:y="4.667cm">
            <text:p/>
          </draw:ellipse>
          <draw:frame draw:style-name="gr25" draw:text-style-name="P4" draw:layer="layout" svg:width="3.46cm" svg:height="2.848cm" svg:x="16.618cm" svg:y="4.986cm">
            <draw:text-box>
              <text:p text:style-name="P3"><text:span text:style-name="T1">4</text:span></text:p>
            </draw:text-box>
          </draw:frame>
        </draw:g>
        <draw:g>
          <draw:ellipse draw:style-name="gr26" draw:text-style-name="P2" draw:layer="layout" svg:width="2.539cm" svg:height="2.513cm" svg:x="22cm" svg:y="4.576cm">
            <text:p/>
          </draw:ellipse>
          <draw:frame draw:style-name="gr25" draw:text-style-name="P4" draw:layer="layout" svg:width="3.46cm" svg:height="2.848cm" svg:x="22.54cm" svg:y="5.076cm">
            <draw:text-box>
              <text:p text:style-name="P3"><text:span text:style-name="T1">5</text:span></text:p>
            </draw:text-box>
          </draw:frame>
        </draw:g>
        <draw:g>
          <draw:ellipse draw:style-name="gr26" draw:text-style-name="P2" draw:layer="layout" svg:width="2.539cm" svg:height="2.513cm" svg:x="6.961cm" svg:y="9.478cm">
            <text:p/>
          </draw:ellipse>
          <draw:frame draw:style-name="gr25" draw:text-style-name="P4" draw:layer="layout" svg:width="3.46cm" svg:height="2.848cm" svg:x="7.54cm" svg:y="9.826cm">
            <draw:text-box>
              <text:p text:style-name="P3"><text:span text:style-name="T1">6</text:span></text:p>
            </draw:text-box>
          </draw:frame>
        </draw:g>
        <draw:g>
          <draw:ellipse draw:style-name="gr26" draw:text-style-name="P2" draw:layer="layout" svg:width="2.539cm" svg:height="2.513cm" svg:x="12.442cm" svg:y="9.402cm">
            <text:p/>
          </draw:ellipse>
          <draw:frame draw:style-name="gr25" draw:text-style-name="P4" draw:layer="layout" svg:width="3.46cm" svg:height="2.848cm" svg:x="13.442cm" svg:y="9.902cm">
            <draw:text-box>
              <text:p text:style-name="P3"><text:span text:style-name="T1">7</text:span></text:p>
            </draw:text-box>
          </draw:frame>
        </draw:g>
        <draw:g>
          <draw:ellipse draw:style-name="gr26" draw:text-style-name="P2" draw:layer="layout" svg:width="2.539cm" svg:height="2.513cm" svg:x="19cm" svg:y="9.402cm">
            <text:p/>
          </draw:ellipse>
          <draw:frame draw:style-name="gr25" draw:text-style-name="P4" draw:layer="layout" svg:width="3.46cm" svg:height="2.848cm" svg:x="19.54cm" svg:y="9.902cm">
            <draw:text-box>
              <text:p text:style-name="P3"><text:span text:style-name="T1">8</text:span></text:p>
            </draw:text-box>
          </draw:frame>
        </draw:g>
        <draw:g>
          <draw:ellipse draw:style-name="gr26" draw:text-style-name="P2" draw:layer="layout" svg:width="2.539cm" svg:height="2.513cm" svg:x="9.75cm" svg:y="13.57cm">
            <text:p/>
          </draw:ellipse>
          <draw:frame draw:style-name="gr25" draw:text-style-name="P4" draw:layer="layout" svg:width="3.46cm" svg:height="2.848cm" svg:x="10.329cm" svg:y="14.083cm">
            <draw:text-box>
              <text:p text:style-name="P3"><text:span text:style-name="T1">9</text:span></text:p>
            </draw:text-box>
          </draw:frame>
        </draw:g>
        <draw:g>
          <draw:ellipse draw:style-name="gr26" draw:text-style-name="P2" draw:layer="layout" svg:width="2.539cm" svg:height="2.513cm" svg:x="16.02cm" svg:y="13.576cm">
            <text:p/>
          </draw:ellipse>
          <draw:frame draw:style-name="gr25" draw:text-style-name="P4" draw:layer="layout" svg:width="3.46cm" svg:height="2.848cm" svg:x="16.52cm" svg:y="14.076cm">
            <draw:text-box>
              <text:p text:style-name="P3"><text:span text:style-name="T1">10</text:span></text:p>
            </draw:text-box>
          </draw:frame>
        </draw:g>
        <draw:g>
          <draw:ellipse draw:style-name="gr26" draw:text-style-name="P2" draw:layer="layout" svg:width="2.539cm" svg:height="2.513cm" svg:x="12.672cm" svg:y="17.152cm">
            <text:p/>
          </draw:ellipse>
          <draw:frame draw:style-name="gr25" draw:text-style-name="P4" draw:layer="layout" svg:width="3.46cm" svg:height="2.848cm" svg:x="13.212cm" svg:y="17.652cm">
            <draw:text-box>
              <text:p text:style-name="P3"><text:span text:style-name="T1">11</text:span></text:p>
            </draw:text-box>
          </draw:frame>
        </draw:g>
        <draw:g>
          <draw:ellipse draw:style-name="gr26" draw:text-style-name="P2" draw:layer="layout" svg:width="2.539cm" svg:height="2.513cm" svg:x="12.594cm" svg:y="1cm">
            <text:p/>
          </draw:ellipse>
          <draw:frame draw:style-name="gr25" draw:text-style-name="P4" draw:layer="layout" svg:width="3.46cm" svg:height="2.848cm" svg:x="13.29cm" svg:y="1.319cm">
            <draw:text-box>
              <text:p text:style-name="P3"><text:span text:style-name="T1">1</text:span></text:p>
            </draw:text-box>
          </draw:frame>
        </draw:g>
      </draw:page>
      <draw:page draw:name="page20" draw:style-name="dp1" draw:master-page-name="Default">
        <draw:line draw:style-name="gr29" draw:text-style-name="P7" draw:layer="layout" svg:x1="13.5cm" svg:y1="2.5cm" svg:x2="2.5cm" svg:y2="10cm">
          <text:p/>
        </draw:line>
        <draw:line draw:style-name="gr29" draw:text-style-name="P7" draw:layer="layout" svg:x1="14.5cm" svg:y1="2.5cm" svg:x2="27cm" svg:y2="10cm">
          <text:p/>
        </draw:line>
        <draw:line draw:style-name="gr29" draw:text-style-name="P7" draw:layer="layout" svg:x1="14cm" svg:y1="2.5cm" svg:x2="11cm" svg:y2="7cm">
          <text:p/>
        </draw:line>
        <draw:line draw:style-name="gr29" draw:text-style-name="P7" draw:layer="layout" svg:x1="14cm" svg:y1="3cm" svg:x2="17cm" svg:y2="7cm">
          <text:p/>
        </draw:line>
        <draw:line draw:style-name="gr29" draw:text-style-name="P7" draw:layer="layout" svg:x1="11cm" svg:y1="8cm" svg:x2="14cm" svg:y2="10cm">
          <text:p/>
        </draw:line>
        <draw:line draw:style-name="gr29" draw:text-style-name="P7" draw:layer="layout" svg:x1="17cm" svg:y1="7.5cm" svg:x2="14cm" svg:y2="10cm">
          <text:p/>
        </draw:line>
        <draw:line draw:style-name="gr29" draw:text-style-name="P7" draw:layer="layout" svg:x1="10.5cm" svg:y1="7.5cm" svg:x2="7cm" svg:y2="10.5cm">
          <text:p/>
        </draw:line>
        <draw:line draw:style-name="gr29" draw:text-style-name="P7" draw:layer="layout" svg:x1="7.5cm" svg:y1="11cm" svg:x2="10.5cm" svg:y2="13.5cm">
          <text:p/>
        </draw:line>
        <draw:line draw:style-name="gr29" draw:text-style-name="P7" draw:layer="layout" svg:x1="14cm" svg:y1="11cm" svg:x2="11cm" svg:y2="13.5cm">
          <text:p/>
        </draw:line>
        <draw:line draw:style-name="gr29" draw:text-style-name="P7" draw:layer="layout" svg:x1="3cm" svg:y1="10.5cm" svg:x2="6.5cm" svg:y2="10.5cm">
          <text:p/>
        </draw:line>
        <draw:line draw:style-name="gr29" draw:text-style-name="P7" draw:layer="layout" svg:x1="3cm" svg:y1="11cm" svg:x2="14cm" svg:y2="19.5cm">
          <text:p/>
        </draw:line>
        <draw:line draw:style-name="gr29" draw:text-style-name="P7" draw:layer="layout" svg:x1="27cm" svg:y1="11cm" svg:x2="14cm" svg:y2="19.5cm">
          <text:p/>
        </draw:line>
        <draw:line draw:style-name="gr29" draw:text-style-name="P7" draw:layer="layout" svg:x1="27cm" svg:y1="10.5cm" svg:x2="21.5cm" svg:y2="10.5cm">
          <text:p/>
        </draw:line>
        <draw:line draw:style-name="gr29" draw:text-style-name="P7" draw:layer="layout" svg:x1="20.5cm" svg:y1="10cm" svg:x2="17.5cm" svg:y2="8cm">
          <text:p/>
        </draw:line>
        <draw:line draw:style-name="gr29" draw:text-style-name="P7" draw:layer="layout" svg:x1="21cm" svg:y1="11cm" svg:x2="17.5cm" svg:y2="14.5cm">
          <text:p/>
        </draw:line>
        <draw:line draw:style-name="gr29" draw:text-style-name="P7" draw:layer="layout" svg:x1="14cm" svg:y1="11cm" svg:x2="18cm" svg:y2="14cm">
          <text:p/>
        </draw:line>
        <draw:line draw:style-name="gr29" draw:text-style-name="P7" draw:layer="layout" svg:x1="17.5cm" svg:y1="14.5cm" svg:x2="14cm" svg:y2="19cm">
          <text:p/>
        </draw:line>
        <draw:line draw:style-name="gr29" draw:text-style-name="P7" draw:layer="layout" svg:x1="11cm" svg:y1="15cm" svg:x2="14.5cm" svg:y2="19.5cm">
          <text:p/>
        </draw:line>
        <draw:g>
          <draw:ellipse draw:style-name="gr26" draw:text-style-name="P2" draw:layer="layout" svg:width="2.539cm" svg:height="2.513cm" svg:x="1cm" svg:y="9.192cm">
            <text:p/>
          </draw:ellipse>
          <draw:frame draw:style-name="gr25" draw:text-style-name="P4" draw:layer="layout" svg:width="3.46cm" svg:height="2.848cm" svg:x="1.823cm" svg:y="9.599cm">
            <draw:text-box>
              <text:p text:style-name="P3"><text:span text:style-name="T1">2</text:span></text:p>
            </draw:text-box>
          </draw:frame>
        </draw:g>
        <draw:g>
          <draw:ellipse draw:style-name="gr26" draw:text-style-name="P2" draw:layer="layout" svg:width="2.539cm" svg:height="2.513cm" svg:x="6cm" svg:y="9.145cm">
            <text:p/>
          </draw:ellipse>
          <draw:frame draw:style-name="gr25" draw:text-style-name="P4" draw:layer="layout" svg:width="3.46cm" svg:height="2.848cm" svg:x="6.54cm" svg:y="9.645cm">
            <draw:text-box>
              <text:p text:style-name="P3"><text:span text:style-name="T1">8</text:span></text:p>
            </draw:text-box>
          </draw:frame>
        </draw:g>
        <draw:g>
          <draw:ellipse draw:style-name="gr26" draw:text-style-name="P2" draw:layer="layout" svg:width="2.539cm" svg:height="2.513cm" svg:x="9.711cm" svg:y="6.152cm">
            <text:p/>
          </draw:ellipse>
          <draw:frame draw:style-name="gr25" draw:text-style-name="P4" draw:layer="layout" svg:width="3.46cm" svg:height="2.848cm" svg:x="10.29cm" svg:y="6.5cm">
            <draw:text-box>
              <text:p text:style-name="P3"><text:span text:style-name="T1">6</text:span></text:p>
            </draw:text-box>
          </draw:frame>
        </draw:g>
        <draw:g>
          <draw:ellipse draw:style-name="gr26" draw:text-style-name="P2" draw:layer="layout" svg:width="2.539cm" svg:height="2.513cm" svg:x="12.672cm" svg:y="1cm">
            <text:p/>
          </draw:ellipse>
          <draw:frame draw:style-name="gr25" draw:text-style-name="P4" draw:layer="layout" svg:width="3.46cm" svg:height="2.848cm" svg:x="13.368cm" svg:y="1.319cm">
            <draw:text-box>
              <text:p text:style-name="P3"><text:span text:style-name="T1">1</text:span></text:p>
            </draw:text-box>
          </draw:frame>
        </draw:g>
        <draw:g>
          <draw:ellipse draw:style-name="gr26" draw:text-style-name="P2" draw:layer="layout" svg:width="2.539cm" svg:height="2.513cm" svg:x="16.197cm" svg:y="6.076cm">
            <text:p/>
          </draw:ellipse>
          <draw:frame draw:style-name="gr25" draw:text-style-name="P4" draw:layer="layout" svg:width="3.46cm" svg:height="2.848cm" svg:x="17.197cm" svg:y="6.576cm">
            <draw:text-box>
              <text:p text:style-name="P3"><text:span text:style-name="T1">7</text:span></text:p>
            </draw:text-box>
          </draw:frame>
        </draw:g>
        <draw:g>
          <draw:ellipse draw:style-name="gr26" draw:text-style-name="P2" draw:layer="layout" svg:width="2.539cm" svg:height="2.513cm" svg:x="19.961cm" svg:y="9.139cm">
            <text:p/>
          </draw:ellipse>
          <draw:frame draw:style-name="gr25" draw:text-style-name="P4" draw:layer="layout" svg:width="3.46cm" svg:height="2.848cm" svg:x="20.54cm" svg:y="9.652cm">
            <draw:text-box>
              <text:p text:style-name="P3"><text:span text:style-name="T1">9</text:span></text:p>
            </draw:text-box>
          </draw:frame>
        </draw:g>
        <draw:g>
          <draw:ellipse draw:style-name="gr26" draw:text-style-name="P2" draw:layer="layout" svg:width="2.539cm" svg:height="2.513cm" svg:x="12.75cm" svg:y="9.145cm">
            <text:p/>
          </draw:ellipse>
          <draw:frame draw:style-name="gr25" draw:text-style-name="P4" draw:layer="layout" svg:width="3.46cm" svg:height="2.848cm" svg:x="13.29cm" svg:y="9.645cm">
            <draw:text-box>
              <text:p text:style-name="P3"><text:span text:style-name="T1">5</text:span></text:p>
            </draw:text-box>
          </draw:frame>
        </draw:g>
        <draw:g>
          <draw:ellipse draw:style-name="gr26" draw:text-style-name="P2" draw:layer="layout" svg:width="2.539cm" svg:height="2.513cm" svg:x="26cm" svg:y="9.236cm">
            <text:p/>
          </draw:ellipse>
          <draw:frame draw:style-name="gr25" draw:text-style-name="P4" draw:layer="layout" svg:width="3.46cm" svg:height="2.848cm" svg:x="26.696cm" svg:y="9.555cm">
            <draw:text-box>
              <text:p text:style-name="P3"><text:span text:style-name="T1">4</text:span></text:p>
            </draw:text-box>
          </draw:frame>
        </draw:g>
        <draw:g>
          <draw:ellipse draw:style-name="gr26" draw:text-style-name="P2" draw:layer="layout" svg:width="2.539cm" svg:height="2.513cm" svg:x="16.427cm" svg:y="13cm">
            <text:p/>
          </draw:ellipse>
          <draw:frame draw:style-name="gr25" draw:text-style-name="P4" draw:layer="layout" svg:width="3.46cm" svg:height="2.848cm" svg:x="16.967cm" svg:y="13.5cm">
            <draw:text-box>
              <text:p text:style-name="P3"><text:span text:style-name="T1">11</text:span></text:p>
            </draw:text-box>
          </draw:frame>
        </draw:g>
        <draw:g>
          <draw:ellipse draw:style-name="gr26" draw:text-style-name="P2" draw:layer="layout" svg:width="2.539cm" svg:height="2.513cm" svg:x="9.75cm" svg:y="13cm">
            <text:p/>
          </draw:ellipse>
          <draw:frame draw:style-name="gr25" draw:text-style-name="P4" draw:layer="layout" svg:width="3.46cm" svg:height="2.848cm" svg:x="10.25cm" svg:y="13.5cm">
            <draw:text-box>
              <text:p text:style-name="P3"><text:span text:style-name="T1">10</text:span></text:p>
            </draw:text-box>
          </draw:frame>
        </draw:g>
        <draw:g>
          <draw:ellipse draw:style-name="gr26" draw:text-style-name="P2" draw:layer="layout" svg:width="2.539cm" svg:height="2.513cm" svg:x="12.672cm" svg:y="17.832cm">
            <text:p/>
          </draw:ellipse>
          <draw:frame draw:style-name="gr25" draw:text-style-name="P4" draw:layer="layout" svg:width="3.46cm" svg:height="2.848cm" svg:x="13.369cm" svg:y="18.152cm">
            <draw:text-box>
              <text:p text:style-name="P3"><text:span text:style-name="T1">3</text:span></text:p>
            </draw:text-box>
          </draw:frame>
        </draw:g>
      </draw:page>
      <draw:page draw:name="page21" draw:style-name="dp1" draw:master-page-name="Default">
        <draw:line draw:style-name="gr20" draw:text-style-name="P7" draw:layer="layout" svg:x1="2cm" svg:y1="3cm" svg:x2="2cm" svg:y2="18cm">
          <text:p/>
        </draw:line>
        <draw:line draw:style-name="gr20" draw:text-style-name="P7" draw:layer="layout" svg:x1="3cm" svg:y1="2.5cm" svg:x2="15.5cm" svg:y2="2.5cm">
          <text:p/>
        </draw:line>
        <draw:line draw:style-name="gr20" draw:text-style-name="P7" draw:layer="layout" svg:x1="17cm" svg:y1="2.5cm" svg:x2="26.5cm" svg:y2="2.5cm">
          <text:p/>
        </draw:line>
        <draw:line draw:style-name="gr20" draw:text-style-name="P7" draw:layer="layout" svg:x1="27.5cm" svg:y1="3cm" svg:x2="27.5cm" svg:y2="18cm">
          <text:p/>
        </draw:line>
        <draw:line draw:style-name="gr20" draw:text-style-name="P7" draw:layer="layout" svg:x1="16.5cm" svg:y1="3cm" svg:x2="27cm" svg:y2="18.5cm">
          <text:p/>
        </draw:line>
        <draw:line draw:style-name="gr20" draw:text-style-name="P7" draw:layer="layout" svg:x1="6cm" svg:y1="9cm" svg:x2="12.5cm" svg:y2="7.5cm">
          <text:p/>
        </draw:line>
        <draw:line draw:style-name="gr20" draw:text-style-name="P7" draw:layer="layout" svg:x1="13.5cm" svg:y1="8.5cm" svg:x2="14cm" svg:y2="14cm">
          <text:p/>
        </draw:line>
        <draw:line draw:style-name="gr20" draw:text-style-name="P7" draw:layer="layout" svg:x1="12.5cm" svg:y1="8.5cm" svg:x2="3cm" svg:y2="18.5cm">
          <text:p/>
        </draw:line>
        <draw:line draw:style-name="gr20" draw:text-style-name="P7" draw:layer="layout" svg:x1="5cm" svg:y1="10cm" svg:x2="2.5cm" svg:y2="18cm">
          <text:p/>
        </draw:line>
        <draw:line draw:style-name="gr20" draw:text-style-name="P7" draw:layer="layout" svg:x1="3cm" svg:y1="19cm" svg:x2="14cm" svg:y2="14.5cm">
          <text:p/>
        </draw:line>
        <draw:line draw:style-name="gr20" draw:text-style-name="P7" draw:layer="layout" svg:x1="3cm" svg:y1="19.5cm" svg:x2="26.5cm" svg:y2="19.5cm">
          <text:p/>
        </draw:line>
        <draw:line draw:style-name="gr20" draw:text-style-name="P7" draw:layer="layout" svg:x1="26.5cm" svg:y1="18.5cm" svg:x2="13.5cm" svg:y2="8cm">
          <text:p/>
        </draw:line>
        <draw:line draw:style-name="gr20" draw:text-style-name="P7" draw:layer="layout" svg:x1="3cm" svg:y1="3cm" svg:x2="5cm" svg:y2="9cm">
          <text:p/>
        </draw:line>
        <draw:g>
          <draw:ellipse draw:style-name="gr13" draw:text-style-name="P2" draw:layer="layout" svg:width="2.539cm" svg:height="2.513cm" svg:x="1cm" svg:y="1.152cm">
            <text:p/>
          </draw:ellipse>
          <draw:frame draw:style-name="gr14" draw:text-style-name="P4" draw:layer="layout" svg:width="3.46cm" svg:height="2.848cm" svg:x="1.54cm" svg:y="1.652cm">
            <draw:text-box>
              <text:p text:style-name="P3"><text:span text:style-name="T1">5</text:span></text:p>
            </draw:text-box>
          </draw:frame>
        </draw:g>
        <draw:g>
          <draw:ellipse draw:style-name="gr13" draw:text-style-name="P2" draw:layer="layout" svg:width="2.539cm" svg:height="2.513cm" svg:x="1cm" svg:y="17.5cm">
            <text:p/>
          </draw:ellipse>
          <draw:frame draw:style-name="gr14" draw:text-style-name="P4" draw:layer="layout" svg:width="3.46cm" svg:height="2.848cm" svg:x="1.823cm" svg:y="17.907cm">
            <draw:text-box>
              <text:p text:style-name="P3"><text:span text:style-name="T1">2</text:span></text:p>
            </draw:text-box>
          </draw:frame>
        </draw:g>
        <draw:g>
          <draw:ellipse draw:style-name="gr13" draw:text-style-name="P2" draw:layer="layout" svg:width="2.539cm" svg:height="2.513cm" svg:x="4cm" svg:y="8cm">
            <text:p/>
          </draw:ellipse>
          <draw:frame draw:style-name="gr14" draw:text-style-name="P4" draw:layer="layout" svg:width="3.46cm" svg:height="2.848cm" svg:x="4.579cm" svg:y="8.348cm">
            <draw:text-box>
              <text:p text:style-name="P3"><text:span text:style-name="T1">6</text:span></text:p>
            </draw:text-box>
          </draw:frame>
        </draw:g>
        <draw:g>
          <draw:ellipse draw:style-name="gr13" draw:text-style-name="P2" draw:layer="layout" svg:width="2.539cm" svg:height="2.513cm" svg:x="11.844cm" svg:y="6.333cm">
            <text:p/>
          </draw:ellipse>
          <draw:frame draw:style-name="gr14" draw:text-style-name="P4" draw:layer="layout" svg:width="3.46cm" svg:height="2.848cm" svg:x="12.54cm" svg:y="6.652cm">
            <draw:text-box>
              <text:p text:style-name="P3"><text:span text:style-name="T1">1</text:span></text:p>
            </draw:text-box>
          </draw:frame>
        </draw:g>
        <draw:g>
          <draw:ellipse draw:style-name="gr13" draw:text-style-name="P2" draw:layer="layout" svg:width="2.539cm" svg:height="2.513cm" svg:x="13.04cm" svg:y="13.152cm">
            <text:p/>
          </draw:ellipse>
          <draw:frame draw:style-name="gr14" draw:text-style-name="P4" draw:layer="layout" svg:width="3.46cm" svg:height="2.848cm" svg:x="14.04cm" svg:y="13.652cm">
            <draw:text-box>
              <text:p text:style-name="P3"><text:span text:style-name="T1">7</text:span></text:p>
            </draw:text-box>
          </draw:frame>
        </draw:g>
        <draw:g>
          <draw:ellipse draw:style-name="gr13" draw:text-style-name="P2" draw:layer="layout" svg:width="2.539cm" svg:height="2.513cm" svg:x="15cm" svg:y="1cm">
            <text:p/>
          </draw:ellipse>
          <draw:frame draw:style-name="gr14" draw:text-style-name="P4" draw:layer="layout" svg:width="3.46cm" svg:height="2.848cm" svg:x="15.696cm" svg:y="1.319cm">
            <draw:text-box>
              <text:p text:style-name="P3"><text:span text:style-name="T1">4</text:span></text:p>
            </draw:text-box>
          </draw:frame>
        </draw:g>
        <draw:g>
          <draw:ellipse draw:style-name="gr13" draw:text-style-name="P2" draw:layer="layout" svg:width="2.539cm" svg:height="2.513cm" svg:x="26cm" svg:y="1.152cm">
            <text:p/>
          </draw:ellipse>
          <draw:frame draw:style-name="gr14" draw:text-style-name="P4" draw:layer="layout" svg:width="3.46cm" svg:height="2.848cm" svg:x="26.54cm" svg:y="1.652cm">
            <draw:text-box>
              <text:p text:style-name="P3"><text:span text:style-name="T1">8</text:span></text:p>
            </draw:text-box>
          </draw:frame>
        </draw:g>
        <draw:g>
          <draw:ellipse draw:style-name="gr13" draw:text-style-name="P2" draw:layer="layout" svg:width="2.539cm" svg:height="2.513cm" svg:x="26cm" svg:y="17.332cm">
            <text:p/>
          </draw:ellipse>
          <draw:frame draw:style-name="gr14" draw:text-style-name="P4" draw:layer="layout" svg:width="3.46cm" svg:height="2.848cm" svg:x="26.697cm" svg:y="17.652cm">
            <draw:text-box>
              <text:p text:style-name="P3"><text:span text:style-name="T1">3</text:span></text:p>
            </draw:text-box>
          </draw:frame>
        </draw:g>
      </draw:page>
      <draw:page draw:name="page22" draw:style-name="dp1" draw:master-page-name="Default">
        <draw:path draw:style-name="gr31" draw:text-style-name="P9" draw:layer="layout" svg:width="9.386cm" svg:height="3.447cm" draw:transform="skewX (-5.75487706512188E-017) rotate (-1.27932634171184) translate (21.3026206293909cm 1.00916632668779cm)" svg:viewBox="0 0 9387 3448" svg:d="M0 3448c5220 0 9387-3448 9387-3448">
          <text:p/>
        </draw:path>
        <draw:path draw:style-name="gr31" draw:text-style-name="P9" draw:layer="layout" svg:width="10.688cm" svg:height="8.169cm" draw:transform="rotate (-1.3854423602331) translate (22.0301164120495cm -0.505696839620557cm)" svg:viewBox="0 0 10689 8170" svg:d="M0 8170c8139 0 10689-8170 10689-8170">
          <text:p/>
        </draw:path>
        <draw:path draw:style-name="gr31" draw:text-style-name="P9" draw:layer="layout" svg:width="5.957cm" svg:height="7.617cm" draw:transform="rotate (0.875980751575954) translate (8.99999997243785cm 18.9999999770279cm)" svg:viewBox="0 0 5958 7618" svg:d="M0 0c7810-1 5698 7618 5698 7618">
          <text:p/>
        </draw:path>
        <draw:path draw:style-name="gr31" draw:text-style-name="P9" draw:layer="layout" svg:width="6.454cm" svg:height="3.366cm" draw:transform="rotate (1.77325452002624) translate (21.9999999794673cm 17.0000000042148cm)" svg:viewBox="0 0 6455 3367" svg:d="M0 0c4743 0 6455 3367 6455 3367">
          <text:p/>
        </draw:path>
        <draw:path draw:style-name="gr31" draw:text-style-name="P9" draw:layer="layout" svg:width="7.031cm" svg:height="1.968cm" draw:transform="rotate (2.31709911494767) translate (23.999999996826cm 10.0000000029351cm)" svg:viewBox="0 0 7032 1969" svg:d="M0 0c4743 0 7032 1969 7032 1969">
          <text:p/>
        </draw:path>
        <draw:path draw:style-name="gr31" draw:text-style-name="P9" draw:layer="layout" svg:width="5.026cm" svg:height="5.579cm" draw:transform="rotate (-2.25199833384828) translate (17.5000000984554cm 2.00000007981302cm)" svg:viewBox="0 0 5027 5580" svg:d="M0 0c4743-1 5027 5580 5027 5580">
          <text:p/>
        </draw:path>
        <draw:path draw:style-name="gr31" draw:text-style-name="P9" draw:layer="layout" svg:width="4.993cm" svg:height="5.945cm" draw:transform="rotate (-1.82194920615688) translate (13.935160437437cm 1.48703068816824cm)" svg:viewBox="0 0 4994 5946" svg:d="M0 0c4743 0 4994 5946 4994 5946">
          <text:p/>
        </draw:path>
        <draw:path draw:style-name="gr31" draw:text-style-name="P9" draw:layer="layout" svg:width="6.956cm" svg:height="4.426cm" draw:transform="rotate (-1.24913214565234) translate (6.50000002697739cm 4.49999999101012cm)" svg:viewBox="0 0 6957 4427" svg:d="M0 0c4743 0 6957 4427 6957 4427">
          <text:p/>
        </draw:path>
        <draw:line draw:style-name="gr32" draw:text-style-name="P6" draw:layer="layout" svg:x1="10cm" svg:y1="1.583cm" svg:x2="14cm" svg:y2="0.5cm">
          <text:p/>
        </draw:line>
        <draw:line draw:style-name="gr32" draw:text-style-name="P6" draw:layer="layout" svg:x1="4.5cm" svg:y1="12.5cm" svg:x2="4.5cm" svg:y2="9cm">
          <text:p/>
        </draw:line>
        <draw:line draw:style-name="gr32" draw:text-style-name="P6" draw:layer="layout" svg:x1="4.5cm" svg:y1="12.5cm" svg:x2="17.5cm" svg:y2="2.5cm">
          <text:p/>
        </draw:line>
        <draw:line draw:style-name="gr32" draw:text-style-name="P6" draw:layer="layout" svg:x1="5cm" svg:y1="13cm" svg:x2="6cm" svg:y2="15.5cm">
          <text:p/>
        </draw:line>
        <draw:line draw:style-name="gr32" draw:text-style-name="P6" draw:layer="layout" svg:x1="8.804cm" svg:y1="18.5cm" svg:x2="6.5cm" svg:y2="16cm">
          <text:p/>
        </draw:line>
        <draw:line draw:style-name="gr32" draw:text-style-name="P6" draw:layer="layout" svg:x1="14cm" svg:y1="20cm" svg:x2="5.184cm" svg:y2="8.5cm">
          <text:p/>
        </draw:line>
        <draw:line draw:style-name="gr32" draw:text-style-name="P6" draw:layer="layout" svg:x1="14cm" svg:y1="19.5cm" svg:x2="14cm" svg:y2="0.965cm">
          <text:p/>
        </draw:line>
        <draw:line draw:style-name="gr32" draw:text-style-name="P6" draw:layer="layout" svg:x1="14cm" svg:y1="20cm" svg:x2="18.409cm" svg:y2="19.5cm">
          <text:p/>
        </draw:line>
        <draw:line draw:style-name="gr32" draw:text-style-name="P6" draw:layer="layout" svg:x1="18.5cm" svg:y1="19.5cm" svg:x2="6.45cm" svg:y2="16cm">
          <text:p/>
        </draw:line>
        <draw:line draw:style-name="gr32" draw:text-style-name="P6" draw:layer="layout" svg:x1="18.5cm" svg:y1="19.5cm" svg:x2="22cm" svg:y2="16.899cm">
          <text:p/>
        </draw:line>
        <draw:line draw:style-name="gr32" draw:text-style-name="P6" draw:layer="layout" svg:x1="22cm" svg:y1="17cm" svg:x2="17.5cm" svg:y2="2cm">
          <text:p/>
        </draw:line>
        <draw:line draw:style-name="gr32" draw:text-style-name="P6" draw:layer="layout" svg:x1="23.5cm" svg:y1="13.773cm" svg:x2="22cm" svg:y2="16.5cm">
          <text:p/>
        </draw:line>
        <draw:line draw:style-name="gr32" draw:text-style-name="P6" draw:layer="layout" svg:x1="24cm" svg:y1="10.5cm" svg:x2="23.825cm" svg:y2="12.61cm">
          <text:p/>
        </draw:line>
        <draw:line draw:style-name="gr32" draw:text-style-name="P6" draw:layer="layout" svg:x1="23.999cm" svg:y1="9.499cm" svg:x2="23.477cm" svg:y2="7.245cm">
          <text:p/>
        </draw:line>
        <draw:line draw:style-name="gr32" draw:text-style-name="P6" draw:layer="layout" svg:x1="21.5cm" svg:y1="4cm" svg:x2="22.866cm" svg:y2="6.047cm">
          <text:p/>
        </draw:line>
        <draw:line draw:style-name="gr32" draw:text-style-name="P6" draw:layer="layout" svg:x1="20.449cm" svg:y1="3.251cm" svg:x2="18.5cm" svg:y2="2cm">
          <text:p/>
        </draw:line>
        <draw:line draw:style-name="gr33" draw:text-style-name="P6" draw:layer="layout" svg:x1="9.5cm" svg:y1="19cm" svg:x2="13.538cm" svg:y2="20cm">
          <text:p/>
        </draw:line>
        <draw:line draw:style-name="gr33" draw:text-style-name="P6" draw:layer="layout" svg:x1="9cm" svg:y1="19cm" svg:x2="18cm" svg:y2="2cm">
          <text:p/>
        </draw:line>
        <draw:g>
          <draw:ellipse draw:style-name="gr13" draw:text-style-name="P2" draw:layer="layout" svg:width="2cm" svg:height="1.98cm" svg:x="13cm" svg:y="0.02cm">
            <text:p/>
          </draw:ellipse>
          <draw:frame draw:style-name="gr34" draw:text-style-name="P10" draw:layer="layout" svg:width="1.803cm" svg:height="1.517cm" svg:x="13.197cm" svg:y="0.02cm">
            <draw:text-box>
              <text:p text:style-name="P3"><text:span text:style-name="T2">12</text:span></text:p>
            </draw:text-box>
          </draw:frame>
        </draw:g>
        <draw:ellipse draw:style-name="gr13" draw:text-style-name="P2" draw:layer="layout" svg:width="2cm" svg:height="1.98cm" svg:x="8.697cm" svg:y="1cm">
          <text:p/>
        </draw:ellipse>
        <draw:frame draw:style-name="gr34" draw:text-style-name="P10" draw:layer="layout" svg:width="1.803cm" svg:height="1.517cm" svg:x="9.197cm" svg:y="1.32cm">
          <draw:text-box>
            <text:p text:style-name="P3"><text:span text:style-name="T2">5</text:span></text:p>
          </draw:text-box>
        </draw:frame>
        <draw:g>
          <draw:ellipse draw:style-name="gr13" draw:text-style-name="P2" draw:layer="layout" svg:width="2cm" svg:height="1.98cm" svg:x="21cm" svg:y="16cm">
            <text:p/>
          </draw:ellipse>
          <draw:frame draw:style-name="gr34" draw:text-style-name="P10" draw:layer="layout" svg:width="1.803cm" svg:height="1.517cm" svg:x="21.196cm" svg:y="16cm">
            <draw:text-box>
              <text:p text:style-name="P3"><text:span text:style-name="T2">11</text:span></text:p>
            </draw:text-box>
          </draw:frame>
        </draw:g>
        <draw:g>
          <draw:ellipse draw:style-name="gr13" draw:text-style-name="P2" draw:layer="layout" svg:width="2cm" svg:height="1.98cm" svg:x="13cm" svg:y="19cm">
            <text:p/>
          </draw:ellipse>
          <draw:frame draw:style-name="gr34" draw:text-style-name="P10" draw:layer="layout" svg:width="1.803cm" svg:height="1.517cm" svg:x="13.199cm" svg:y="19.082cm">
            <draw:text-box>
              <text:p text:style-name="P3"><text:span text:style-name="T2">10</text:span></text:p>
            </draw:text-box>
          </draw:frame>
        </draw:g>
        <draw:g>
          <draw:ellipse draw:style-name="gr13" draw:text-style-name="P2" draw:layer="layout" svg:width="2cm" svg:height="1.98cm" svg:x="17cm" svg:y="1cm">
            <text:p/>
          </draw:ellipse>
          <draw:frame draw:style-name="gr34" draw:text-style-name="P10" draw:layer="layout" svg:width="1.803cm" svg:height="1.517cm" svg:x="17.5cm" svg:y="1.32cm">
            <draw:text-box>
              <text:p text:style-name="P3"><text:span text:style-name="T2">9</text:span></text:p>
            </draw:text-box>
          </draw:frame>
        </draw:g>
        <draw:g>
          <draw:ellipse draw:style-name="gr13" draw:text-style-name="P2" draw:layer="layout" svg:width="2cm" svg:height="1.98cm" svg:x="20cm" svg:y="2.5cm">
            <text:p/>
          </draw:ellipse>
          <draw:frame draw:style-name="gr34" draw:text-style-name="P10" draw:layer="layout" svg:width="1.803cm" svg:height="1.517cm" svg:x="20.5cm" svg:y="2.82cm">
            <draw:text-box>
              <text:p text:style-name="P3"><text:span text:style-name="T2">8</text:span></text:p>
            </draw:text-box>
          </draw:frame>
        </draw:g>
        <draw:g>
          <draw:ellipse draw:style-name="gr13" draw:text-style-name="P2" draw:layer="layout" svg:width="2cm" svg:height="1.98cm" svg:x="5.197cm" svg:y="15cm">
            <text:p/>
          </draw:ellipse>
          <draw:frame draw:style-name="gr34" draw:text-style-name="P10" draw:layer="layout" svg:width="1.803cm" svg:height="1.517cm" svg:x="5.697cm" svg:y="15.32cm">
            <draw:text-box>
              <text:p text:style-name="P3"><text:span text:style-name="T2">7</text:span></text:p>
            </draw:text-box>
          </draw:frame>
        </draw:g>
        <draw:g>
          <draw:ellipse draw:style-name="gr13" draw:text-style-name="P2" draw:layer="layout" svg:width="2cm" svg:height="1.98cm" svg:x="22.197cm" svg:y="5.5cm">
            <text:p/>
          </draw:ellipse>
          <draw:frame draw:style-name="gr34" draw:text-style-name="P10" draw:layer="layout" svg:width="1.803cm" svg:height="1.517cm" svg:x="22.697cm" svg:y="5.82cm">
            <draw:text-box>
              <text:p text:style-name="P3"><text:span text:style-name="T2">6</text:span></text:p>
            </draw:text-box>
          </draw:frame>
        </draw:g>
        <draw:g>
          <draw:ellipse draw:style-name="gr13" draw:text-style-name="P2" draw:layer="layout" svg:width="2cm" svg:height="1.98cm" svg:x="23.197cm" svg:y="9cm">
            <text:p/>
          </draw:ellipse>
          <draw:frame draw:style-name="gr34" draw:text-style-name="P10" draw:layer="layout" svg:width="1.803cm" svg:height="1.517cm" svg:x="23.697cm" svg:y="9.32cm">
            <draw:text-box>
              <text:p text:style-name="P3"><text:span text:style-name="T2">4</text:span></text:p>
            </draw:text-box>
          </draw:frame>
        </draw:g>
        <draw:g>
          <draw:ellipse draw:style-name="gr13" draw:text-style-name="P2" draw:layer="layout" svg:width="2cm" svg:height="1.98cm" svg:x="22.5cm" svg:y="12.5cm">
            <text:p/>
          </draw:ellipse>
          <draw:frame draw:style-name="gr34" draw:text-style-name="P10" draw:layer="layout" svg:width="1.803cm" svg:height="1.517cm" svg:x="23cm" svg:y="12.82cm">
            <draw:text-box>
              <text:p text:style-name="P3"><text:span text:style-name="T2">3</text:span></text:p>
            </draw:text-box>
          </draw:frame>
        </draw:g>
        <draw:g>
          <draw:ellipse draw:style-name="gr13" draw:text-style-name="P2" draw:layer="layout" svg:width="2cm" svg:height="1.98cm" svg:x="3.697cm" svg:y="7.52cm">
            <text:p/>
          </draw:ellipse>
          <draw:frame draw:style-name="gr34" draw:text-style-name="P10" draw:layer="layout" svg:width="1.803cm" svg:height="1.517cm" svg:x="4.197cm" svg:y="7.84cm">
            <draw:text-box>
              <text:p text:style-name="P3"><text:span text:style-name="T2">2</text:span></text:p>
            </draw:text-box>
          </draw:frame>
        </draw:g>
        <draw:g>
          <draw:ellipse draw:style-name="gr13" draw:text-style-name="P2" draw:layer="layout" svg:width="2cm" svg:height="1.98cm" svg:x="5.5cm" svg:y="3.52cm">
            <text:p/>
          </draw:ellipse>
          <draw:frame draw:style-name="gr35" draw:text-style-name="P10" draw:layer="layout" svg:width="1.803cm" svg:height="6.497cm" svg:x="6cm" svg:y="3.84cm">
            <draw:text-box>
              <text:p text:style-name="P3"><text:span text:style-name="T2">1</text:span></text:p>
            </draw:text-box>
          </draw:frame>
        </draw:g>
        <draw:g>
          <draw:ellipse draw:style-name="gr13" draw:text-style-name="P2" draw:layer="layout" svg:width="2cm" svg:height="1.98cm" svg:x="17.5cm" svg:y="18.52cm">
            <text:p/>
          </draw:ellipse>
          <draw:frame draw:style-name="gr34" draw:text-style-name="P10" draw:layer="layout" svg:width="1.803cm" svg:height="1.517cm" svg:x="17.697cm" svg:y="18.52cm">
            <draw:text-box>
              <text:p text:style-name="P3"><text:span text:style-name="T2">14</text:span></text:p>
            </draw:text-box>
          </draw:frame>
        </draw:g>
        <draw:g>
          <draw:ellipse draw:style-name="gr13" draw:text-style-name="P2" draw:layer="layout" svg:width="2cm" svg:height="1.98cm" svg:x="8cm" svg:y="18cm">
            <text:p/>
          </draw:ellipse>
          <draw:frame draw:style-name="gr34" draw:text-style-name="P10" draw:layer="layout" svg:width="1.803cm" svg:height="1.517cm" svg:x="8cm" svg:y="18cm">
            <draw:text-box>
              <text:p text:style-name="P3"><text:span text:style-name="T2">15</text:span></text:p>
            </draw:text-box>
          </draw:frame>
        </draw:g>
        <draw:g>
          <draw:ellipse draw:style-name="gr13" draw:text-style-name="P2" draw:layer="layout" svg:width="2cm" svg:height="1.98cm" svg:x="3.5cm" svg:y="11.5cm">
            <text:p/>
          </draw:ellipse>
          <draw:frame draw:style-name="gr34" draw:text-style-name="P10" draw:layer="layout" svg:width="1.803cm" svg:height="1.517cm" svg:x="3.697cm" svg:y="11.5cm">
            <draw:text-box>
              <text:p text:style-name="P3"><text:span text:style-name="T2">1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de_20_ligne_20_20" draw:display-name="Extrémité de ligne 20" svg:viewBox="0 0 396 396" svg:d="M198 0l198 396h-396z"/>
    <draw:marker draw:name="Extrémité_20_de_20_ligne_20_21" draw:display-name="Extrémité de ligne 21" svg:viewBox="0 0 396 396" svg:d="M198 0l198 396h-39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H10M17S</meta:editing-duration>
    <meta:editing-cycles>33</meta:editing-cycles>
    <meta:generator>LibreOffice/5.1.5.2$Windows_x86 LibreOffice_project/7a864d8825610a8c07cfc3bc01dd4fce6a9447e5</meta:generator>
    <dc:date>2016-12-08T17:48:02.066000000</dc:date>
    <meta:document-statistic meta:object-count="742"/>
  </office:meta>
</office:document-meta>
</file>